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0.5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6.542cm" svg:height="14.824cm" svg:x="2.781cm" svg:y="9.48cm">
            <draw:object draw:notify-on-update-of-ranges="Feuille1.C1:Feuille1.C100 Feuille1.D1:Feuille1.D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6.00000000 <text:s text:c="3"/>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7.00000000 <text:s text:c="3"/>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 text:c="3"/>7.00000000 <text:s text:c="3"/>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43">
            <text:p>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45">
            <text:p>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49">
            <text:p>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50">
            <text:p>5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52">
            <text:p>5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4.00000000 <text:s text:c="3"/>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56">
            <text:p>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57">
            <text:p>5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63">
            <text:p>6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64">
            <text:p>6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6.00000000 <text:s text:c="3"/></text:p>
          </table:table-cell>
          <table:table-cell/>
          <table:table-cell office:value-type="float" office:value="65">
            <text:p>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66">
            <text:p>6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67">
            <text:p>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68">
            <text:p>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69">
            <text:p>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5.00000000 <text:s text:c="3"/></text:p>
          </table:table-cell>
          <table:table-cell/>
          <table:table-cell office:value-type="float" office:value="73">
            <text:p>7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74">
            <text:p>7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3.00000000 <text:s text:c="3"/></text:p>
          </table:table-cell>
          <table:table-cell/>
          <table:table-cell office:value-type="float" office:value="78">
            <text:p>7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2.00000000 <text:s text:c="3"/></text:p>
          </table:table-cell>
          <table:table-cell/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83">
            <text:p>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89">
            <text:p>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91">
            <text:p>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3">
            <text:p>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1.00000000 <text:s text:c="3"/></text:p>
          </table:table-cell>
          <table:table-cell/>
          <table:table-cell office:value-type="float" office:value="97">
            <text:p>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8">
            <text:p>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 <text:s text:c="3"/></text:p>
          </table:table-cell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 text:c="3"/>0.0000000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3" table:style-name="ta1">
        <table:shapes>
          <draw:frame draw:z-index="0" draw:style-name="gr1" draw:text-style-name="P1" svg:width="24.587cm" svg:height="15.778cm" svg:x="4.626cm" svg:y="0.106cm">
            <draw:object draw:notify-on-update-of-ranges="Feuille3.A1:Feuille3.A25 Feuille3.B1:Feuille3.B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</table:table>
      <table:table table:name="harm1" table:style-name="ta1">
        <table:shapes>
          <draw:frame draw:z-index="0" draw:style-name="gr1" draw:text-style-name="P1" svg:width="15.81cm" svg:height="9.93cm" svg:x="29.61cm" svg:y="34.384cm">
            <draw:object draw:notify-on-update-of-ranges="harm1.A3:harm1.A53 harm1.B3:harm1.B53 harm1.A6:harm1.A50 harm1.L6:harm1.L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.947cm" svg:height="14.353cm" svg:x="45.751cm" svg:y="29.7cm">
            <draw:object draw:notify-on-update-of-ranges="harm1.F3:harm1.F52 harm1.G3:harm1.G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29.734cm" svg:y="26.209cm">
            <draw:object draw:notify-on-update-of-ranges="harm1.A6:harm1.A50 harm1.L6:harm1.L5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85cm" svg:height="8.999cm" svg:x="13.91cm" svg:y="26.01cm">
            <draw:object draw:notify-on-update-of-ranges="harm1.A11:harm1.A45 harm1.M11:harm1.M4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13.868cm" svg:y="35.23cm">
            <draw:object draw:notify-on-update-of-ranges="harm1.A8:harm1.A48 harm1.N8:harm1.N4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3">
          <table:table-cell office:value-type="string">
            <text:p>x (interval)</text:p>
          </table:table-cell>
          <table:table-cell office:value-type="string">
            <text:p>Y (nbr/interval)</text:p>
          </table:table-cell>
          <table:table-cell table:style-name="ce1" office:value-type="string" table:number-columns-spanned="2" table:number-rows-spanned="1">
            <text:p>moyenne</text:p>
          </table:table-cell>
          <table:covered-table-cell table:style-name="ce4"/>
          <table:table-cell table:number-columns-repeated="7"/>
          <table:table-cell office:value-type="string">
            <text:p>y (lissage3)</text:p>
          </table:table-cell>
          <table:table-cell office:value-type="string">
            <text:p>y(lissage8)</text:p>
          </table:table-cell>
          <table:table-cell office:value-type="string">
            <text:p>y(lissage5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25-[.H12]*SQRT([.D$53])" office:value-type="float" office:value="-259.98421008891">
            <text:p>-259,9842100889</text:p>
          </table:table-cell>
          <table:table-cell table:formula="of:=[.B3]/SQRT([.D$53])" office:value-type="float" office:value="0">
            <text:p>0</text:p>
          </table:table-cell>
          <table:table-cell table:number-columns-repeated="2"/>
          <table:table-cell table:formula="of:=[.G3]+[.G4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B3]+[.B4]" office:value-type="float" office:value="0">
            <text:p>0</text:p>
          </table:table-cell>
          <table:table-cell/>
          <table:table-cell table:formula="of:=25-[.H13]*SQRT([.D$53])" office:value-type="float" office:value="-248.109868001872">
            <text:p>-248,1098680019</text:p>
          </table:table-cell>
          <table:table-cell table:formula="of:=[.B4]/SQRT([.D$53])" office:value-type="float" office:value="0">
            <text:p>0</text:p>
          </table:table-cell>
          <table:table-cell table:number-columns-repeated="2"/>
          <table:table-cell table:formula="of:=[.J3]+[.G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D4]+[.B5]" office:value-type="float" office:value="0">
            <text:p>0</text:p>
          </table:table-cell>
          <table:table-cell/>
          <table:table-cell table:formula="of:=25-[.H14]*SQRT([.D$53])" office:value-type="float" office:value="-236.235525914834">
            <text:p>-236,2355259148</text:p>
          </table:table-cell>
          <table:table-cell table:formula="of:=[.B5]/SQRT([.D$53])" office:value-type="float" office:value="0">
            <text:p>0</text:p>
          </table:table-cell>
          <table:table-cell table:number-columns-repeated="2"/>
          <table:table-cell table:formula="of:=[.J4]+[.G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[.D5]+[.B6]" office:value-type="float" office:value="0">
            <text:p>0</text:p>
          </table:table-cell>
          <table:table-cell/>
          <table:table-cell table:formula="of:=25-[.H15]*SQRT([.D$53])" office:value-type="float" office:value="-224.361183827796">
            <text:p>-224,3611838278</text:p>
          </table:table-cell>
          <table:table-cell table:formula="of:=[.B6]/SQRT([.D$53])" office:value-type="float" office:value="0">
            <text:p>0</text:p>
          </table:table-cell>
          <table:table-cell table:number-columns-repeated="2"/>
          <table:table-cell table:formula="of:=[.J5]+[.G7]" office:value-type="float" office:value="0">
            <text:p>0</text:p>
          </table:table-cell>
          <table:table-cell/>
          <table:table-cell table:formula="of:=([.B3]+[.B4]+[.B5]+[.B7]+[.B8]+[.B9]+[.B6])/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[.D6]+[.B7]" office:value-type="float" office:value="0">
            <text:p>0</text:p>
          </table:table-cell>
          <table:table-cell/>
          <table:table-cell table:formula="of:=25-[.H16]*SQRT([.D$53])" office:value-type="float" office:value="-212.486841740758">
            <text:p>-212,4868417408</text:p>
          </table:table-cell>
          <table:table-cell table:formula="of:=[.B7]/SQRT([.D$53])" office:value-type="float" office:value="0">
            <text:p>0</text:p>
          </table:table-cell>
          <table:table-cell table:number-columns-repeated="2"/>
          <table:table-cell table:formula="of:=[.J6]+[.G8]" office:value-type="float" office:value="0">
            <text:p>0</text:p>
          </table:table-cell>
          <table:table-cell/>
          <table:table-cell table:formula="of:=([.B4]+[.B5]+[.B6]+[.B8]+[.B9]+[.B10]+[.B7])/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D7]+[.B8]" office:value-type="float" office:value="0">
            <text:p>0</text:p>
          </table:table-cell>
          <table:table-cell/>
          <table:table-cell table:formula="of:=25-[.H17]*SQRT([.D$53])" office:value-type="float" office:value="-200.61249965372">
            <text:p>-200,6124996537</text:p>
          </table:table-cell>
          <table:table-cell table:formula="of:=[.B8]/SQRT([.D$53])" office:value-type="float" office:value="0">
            <text:p>0</text:p>
          </table:table-cell>
          <table:table-cell table:number-columns-repeated="2"/>
          <table:table-cell table:formula="of:=[.J7]+[.G9]" office:value-type="float" office:value="0">
            <text:p>0</text:p>
          </table:table-cell>
          <table:table-cell/>
          <table:table-cell table:formula="of:=([.B5]+[.B6]+[.B7]+[.B9]+[.B10]+[.B11]+[.B8])/7" office:value-type="float" office:value="0">
            <text:p>0</text:p>
          </table:table-cell>
          <table:table-cell/>
          <table:table-cell table:formula="of:=([.B3]+[.B4]+[.B5]+[.B6]+[.B7]+[.B9]+[.B10]+[.B11]+[.B12]+[.B13])/10"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[.D8]+[.B9]" office:value-type="float" office:value="0">
            <text:p>0</text:p>
          </table:table-cell>
          <table:table-cell/>
          <table:table-cell table:formula="of:=25-[.H18]*SQRT([.D$53])" office:value-type="float" office:value="-188.738157566683">
            <text:p>-188,7381575667</text:p>
          </table:table-cell>
          <table:table-cell table:formula="of:=[.B9]/SQRT([.D$53])" office:value-type="float" office:value="0">
            <text:p>0</text:p>
          </table:table-cell>
          <table:table-cell table:number-columns-repeated="2"/>
          <table:table-cell table:formula="of:=[.J8]+[.G10]" office:value-type="float" office:value="0">
            <text:p>0</text:p>
          </table:table-cell>
          <table:table-cell/>
          <table:table-cell table:formula="of:=([.B6]+[.B7]+[.B8]+[.B10]+[.B11]+[.B12]+[.B9])/7" office:value-type="float" office:value="0">
            <text:p>0</text:p>
          </table:table-cell>
          <table:table-cell/>
          <table:table-cell table:formula="of:=([.B4]+[.B5]+[.B6]+[.B7]+[.B8]+[.B10]+[.B11]+[.B12]+[.B13]+[.B14])/10"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[.D9]+[.B10]" office:value-type="float" office:value="0">
            <text:p>0</text:p>
          </table:table-cell>
          <table:table-cell/>
          <table:table-cell table:formula="of:=25-[.H19]*SQRT([.D$53])" office:value-type="float" office:value="-176.863815479645">
            <text:p>-176,8638154796</text:p>
          </table:table-cell>
          <table:table-cell table:formula="of:=[.B10]/SQRT([.D$53])" office:value-type="float" office:value="0">
            <text:p>0</text:p>
          </table:table-cell>
          <table:table-cell table:number-columns-repeated="2"/>
          <table:table-cell table:formula="of:=[.J9]+[.G11]" office:value-type="float" office:value="0">
            <text:p>0</text:p>
          </table:table-cell>
          <table:table-cell/>
          <table:table-cell table:formula="of:=([.B7]+[.B8]+[.B9]+[.B11]+[.B12]+[.B13]+[.B10])/7" office:value-type="float" office:value="0.142857142857143">
            <text:p>0,1428571429</text:p>
          </table:table-cell>
          <table:table-cell/>
          <table:table-cell table:formula="of:=([.B5]+[.B6]+[.B7]+[.B8]+[.B9]+[.B11]+[.B12]+[.B13]+[.B14]+[.B15])/10" office:value-type="float" office:value="0.5">
            <text:p>0,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[.D10]+[.B11]" office:value-type="float" office:value="0">
            <text:p>0</text:p>
          </table:table-cell>
          <table:table-cell/>
          <table:table-cell table:formula="of:=25-[.H20]*SQRT([.D$53])" office:value-type="float" office:value="-164.989473392607">
            <text:p>-164,9894733926</text:p>
          </table:table-cell>
          <table:table-cell table:formula="of:=[.B11]/SQRT([.D$53])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[.J10]+[.G12]" office:value-type="float" office:value="0">
            <text:p>0</text:p>
          </table:table-cell>
          <table:table-cell/>
          <table:table-cell table:formula="of:=([.B8]+[.B9]+[.B10]+[.B12]+[.B13]+[.B14]+[.B11])/7" office:value-type="float" office:value="0.142857142857143">
            <text:p>0,1428571429</text:p>
          </table:table-cell>
          <table:table-cell table:formula="of:=([.B3]+[.B4]+[.B5]+[.B6]+[.B7]+[.B8]+[.B9]+[.B10]+[.B12]+[.B13]+[.B14]+[.B15]+[.B16]+[.B17]+[.B18]+[.B19])/16" office:value-type="float" office:value="1.1875">
            <text:p>1,1875</text:p>
          </table:table-cell>
          <table:table-cell table:formula="of:=([.B6]+[.B7]+[.B8]+[.B9]+[.B10]+[.B12]+[.B13]+[.B14]+[.B15]+[.B16])/10" office:value-type="float" office:value="0.6">
            <text:p>0,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[.D11]+[.B12]" office:value-type="float" office:value="0">
            <text:p>0</text:p>
          </table:table-cell>
          <table:table-cell/>
          <table:table-cell table:formula="of:=25-[.H21]*SQRT([.D$53])" office:value-type="float" office:value="-153.115131305569">
            <text:p>-153,1151313056</text:p>
          </table:table-cell>
          <table:table-cell table:formula="of:=[.B12]/SQRT([.D$53])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formula="of:=[.J11]+[.G13]" office:value-type="float" office:value="0.0842151921066519">
            <text:p>0,0842151921</text:p>
          </table:table-cell>
          <table:table-cell/>
          <table:table-cell table:formula="of:=([.B9]+[.B10]+[.B11]+[.B13]+[.B14]+[.B15]+[.B12])/7" office:value-type="float" office:value="0.714285714285714">
            <text:p>0,7142857143</text:p>
          </table:table-cell>
          <table:table-cell table:formula="of:=([.B4]+[.B5]+[.B6]+[.B7]+[.B8]+[.B9]+[.B10]+[.B11]+[.B13]+[.B14]+[.B15]+[.B16]+[.B17]+[.B18]+[.B19]+[.B20])/16" office:value-type="float" office:value="1.4375">
            <text:p>1,4375</text:p>
          </table:table-cell>
          <table:table-cell table:formula="of:=([.B7]+[.B8]+[.B9]+[.B10]+[.B11]+[.B13]+[.B14]+[.B15]+[.B16]+[.B17])/10" office:value-type="float" office:value="0.9">
            <text:p>0,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formula="of:=[.D12]+[.B13]" office:value-type="float" office:value="1">
            <text:p>1</text:p>
          </table:table-cell>
          <table:table-cell/>
          <table:table-cell table:formula="of:=25-[.H22]*SQRT([.D$53])" office:value-type="float" office:value="-141.240789218531">
            <text:p>-141,2407892185</text:p>
          </table:table-cell>
          <table:table-cell table:formula="of:=[.B13]/SQRT([.D$53])" office:value-type="float" office:value="0.0842151921066519">
            <text:p>0,0842151921</text:p>
          </table:table-cell>
          <table:table-cell office:value-type="float" office:value="23">
            <text:p>23</text:p>
          </table:table-cell>
          <table:table-cell/>
          <table:table-cell table:formula="of:=[.J12]+[.G14]" office:value-type="float" office:value="0.0842151921066519">
            <text:p>0,0842151921</text:p>
          </table:table-cell>
          <table:table-cell/>
          <table:table-cell table:formula="of:=([.B10]+[.B11]+[.B12]+[.B14]+[.B15]+[.B16]+[.B13])/7" office:value-type="float" office:value="0.857142857142857">
            <text:p>0,8571428571</text:p>
          </table:table-cell>
          <table:table-cell table:formula="of:=([.B5]+[.B6]+[.B7]+[.B8]+[.B9]+[.B10]+[.B11]+[.B12]+[.B14]+[.B15]+[.B16]+[.B17]+[.B18]+[.B19]+[.B20]+[.B21])/16" office:value-type="float" office:value="1.625">
            <text:p>1,625</text:p>
          </table:table-cell>
          <table:table-cell table:formula="of:=([.B8]+[.B9]+[.B10]+[.B11]+[.B12]+[.B14]+[.B15]+[.B16]+[.B17]+[.B18])/10" office:value-type="float" office:value="1.3">
            <text:p>1,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[.D13]+[.B14]" office:value-type="float" office:value="1">
            <text:p>1</text:p>
          </table:table-cell>
          <table:table-cell/>
          <table:table-cell table:formula="of:=25-[.H23]*SQRT([.D$53])" office:value-type="float" office:value="-129.366447131493">
            <text:p>-129,3664471315</text:p>
          </table:table-cell>
          <table:table-cell table:formula="of:=[.B14]/SQRT([.D$53])"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table:formula="of:=[.J13]+[.G15]" office:value-type="float" office:value="0.42107596053326">
            <text:p>0,4210759605</text:p>
          </table:table-cell>
          <table:table-cell/>
          <table:table-cell table:formula="of:=([.B11]+[.B12]+[.B13]+[.B15]+[.B16]+[.B17]+[.B14])/7" office:value-type="float" office:value="1.28571428571429">
            <text:p>1,2857142857</text:p>
          </table:table-cell>
          <table:table-cell table:formula="of:=([.B6]+[.B7]+[.B8]+[.B9]+[.B10]+[.B11]+[.B12]+[.B13]+[.B15]+[.B16]+[.B17]+[.B18]+[.B19]+[.B20]+[.B21]+[.B22])/16" office:value-type="float" office:value="2.0625">
            <text:p>2,0625</text:p>
          </table:table-cell>
          <table:table-cell table:formula="of:=([.B9]+[.B10]+[.B11]+[.B12]+[.B13]+[.B15]+[.B16]+[.B17]+[.B18]+[.B19])/10" office:value-type="float" office:value="1.9">
            <text:p>1,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table:formula="of:=[.D14]+[.B15]" office:value-type="float" office:value="5">
            <text:p>5</text:p>
          </table:table-cell>
          <table:table-cell/>
          <table:table-cell table:formula="of:=25-[.H24]*SQRT([.D$53])" office:value-type="float" office:value="-117.492105044455">
            <text:p>-117,4921050445</text:p>
          </table:table-cell>
          <table:table-cell table:formula="of:=[.B15]/SQRT([.D$53])" office:value-type="float" office:value="0.336860768426608">
            <text:p>0,3368607684</text:p>
          </table:table-cell>
          <table:table-cell office:value-type="float" office:value="21">
            <text:p>21</text:p>
          </table:table-cell>
          <table:table-cell/>
          <table:table-cell table:formula="of:=[.J14]+[.G16]" office:value-type="float" office:value="0.505291152639912">
            <text:p>0,5052911526</text:p>
          </table:table-cell>
          <table:table-cell/>
          <table:table-cell table:formula="of:=([.B12]+[.B13]+[.B14]+[.B16]+[.B17]+[.B18]+[.B15])/7" office:value-type="float" office:value="2">
            <text:p>2</text:p>
          </table:table-cell>
          <table:table-cell table:formula="of:=([.B7]+[.B8]+[.B9]+[.B10]+[.B11]+[.B12]+[.B13]+[.B14]+[.B16]+[.B17]+[.B18]+[.B19]+[.B20]+[.B21]+[.B22]+[.B23])/16" office:value-type="float" office:value="2.25">
            <text:p>2,25</text:p>
          </table:table-cell>
          <table:table-cell table:formula="of:=([.B10]+[.B11]+[.B12]+[.B13]+[.B14]+[.B16]+[.B17]+[.B18]+[.B19]+[.B20])/10" office:value-type="float" office:value="1.9">
            <text:p>1,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[.D15]+[.B16]" office:value-type="float" office:value="6">
            <text:p>6</text:p>
          </table:table-cell>
          <table:table-cell/>
          <table:table-cell table:formula="of:=25-[.H25]*SQRT([.D$53])" office:value-type="float" office:value="-105.617762957417">
            <text:p>-105,6177629574</text:p>
          </table:table-cell>
          <table:table-cell table:formula="of:=[.B16]/SQRT([.D$53])" office:value-type="float" office:value="0.0842151921066519">
            <text:p>0,0842151921</text:p>
          </table:table-cell>
          <table:table-cell office:value-type="float" office:value="20">
            <text:p>20</text:p>
          </table:table-cell>
          <table:table-cell/>
          <table:table-cell table:formula="of:=[.J15]+[.G17]" office:value-type="float" office:value="0.757936728959868">
            <text:p>0,757936729</text:p>
          </table:table-cell>
          <table:table-cell/>
          <table:table-cell table:formula="of:=([.B13]+[.B14]+[.B15]+[.B17]+[.B18]+[.B19]+[.B16])/7" office:value-type="float" office:value="2.71428571428571">
            <text:p>2,7142857143</text:p>
          </table:table-cell>
          <table:table-cell table:formula="of:=([.B8]+[.B9]+[.B10]+[.B11]+[.B12]+[.B13]+[.B14]+[.B15]+[.B17]+[.B18]+[.B19]+[.B20]+[.B21]+[.B22]+[.B23]+[.B24])/16" office:value-type="float" office:value="3.1875">
            <text:p>3,1875</text:p>
          </table:table-cell>
          <table:table-cell table:formula="of:=([.B11]+[.B12]+[.B13]+[.B14]+[.B15]+[.B17]+[.B18]+[.B19]+[.B20]+[.B21])/10" office:value-type="float" office:value="2.6">
            <text:p>2,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table:formula="of:=[.D16]+[.B17]" office:value-type="float" office:value="9">
            <text:p>9</text:p>
          </table:table-cell>
          <table:table-cell/>
          <table:table-cell table:formula="of:=25-[.H26]*SQRT([.D$53])" office:value-type="float" office:value="-93.7434208703792">
            <text:p>-93,7434208704</text:p>
          </table:table-cell>
          <table:table-cell table:formula="of:=[.B17]/SQRT([.D$53])" office:value-type="float" office:value="0.252645576319956">
            <text:p>0,2526455763</text:p>
          </table:table-cell>
          <table:table-cell office:value-type="float" office:value="19">
            <text:p>19</text:p>
          </table:table-cell>
          <table:table-cell/>
          <table:table-cell table:formula="of:=[.J16]+[.G18]" office:value-type="float" office:value="1.17901268949313">
            <text:p>1,1790126895</text:p>
          </table:table-cell>
          <table:table-cell/>
          <table:table-cell table:formula="of:=([.B14]+[.B15]+[.B16]+[.B18]+[.B19]+[.B20]+[.B17])/7" office:value-type="float" office:value="3.14285714285714">
            <text:p>3,1428571429</text:p>
          </table:table-cell>
          <table:table-cell table:formula="of:=([.B9]+[.B10]+[.B11]+[.B12]+[.B13]+[.B14]+[.B15]+[.B16]+[.B18]+[.B19]+[.B20]+[.B21]+[.B22]+[.B23]+[.B24]+[.B25])/16" office:value-type="float" office:value="3.625">
            <text:p>3,625</text:p>
          </table:table-cell>
          <table:table-cell table:formula="of:=([.B12]+[.B13]+[.B14]+[.B15]+[.B16]+[.B18]+[.B19]+[.B20]+[.B21]+[.B22])/10"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formula="of:=[.D17]+[.B18]" office:value-type="float" office:value="14">
            <text:p>14</text:p>
          </table:table-cell>
          <table:table-cell/>
          <table:table-cell table:formula="of:=25-[.H27]*SQRT([.D$53])" office:value-type="float" office:value="-81.8690787833413">
            <text:p>-81,8690787833</text:p>
          </table:table-cell>
          <table:table-cell table:formula="of:=[.B18]/SQRT([.D$53])" office:value-type="float" office:value="0.421075960533259">
            <text:p>0,4210759605</text:p>
          </table:table-cell>
          <table:table-cell office:value-type="float" office:value="18">
            <text:p>18</text:p>
          </table:table-cell>
          <table:table-cell/>
          <table:table-cell table:formula="of:=[.J17]+[.G19]" office:value-type="float" office:value="1.60008865002639">
            <text:p>1,60008865</text:p>
          </table:table-cell>
          <table:table-cell/>
          <table:table-cell table:formula="of:=([.B15]+[.B16]+[.B17]+[.B19]+[.B20]+[.B21]+[.B18])/7" office:value-type="float" office:value="3.71428571428571">
            <text:p>3,7142857143</text:p>
          </table:table-cell>
          <table:table-cell table:formula="of:=([.B10]+[.B11]+[.B12]+[.B13]+[.B14]+[.B15]+[.B16]+[.B17]+[.B19]+[.B20]+[.B21]+[.B22]+[.B23]+[.B24]+[.B25]+[.B26])/16" office:value-type="float" office:value="3.9375">
            <text:p>3,9375</text:p>
          </table:table-cell>
          <table:table-cell table:formula="of:=([.B13]+[.B14]+[.B15]+[.B16]+[.B17]+[.B19]+[.B20]+[.B21]+[.B22]+[.B23])/10" office:value-type="float" office:value="3.5">
            <text:p>3,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table:formula="of:=[.D18]+[.B19]" office:value-type="float" office:value="19">
            <text:p>19</text:p>
          </table:table-cell>
          <table:table-cell/>
          <table:table-cell table:formula="of:=25-[.H28]*SQRT([.D$53])" office:value-type="float" office:value="-69.9947366963033">
            <text:p>-69,9947366963</text:p>
          </table:table-cell>
          <table:table-cell table:formula="of:=[.B19]/SQRT([.D$53])" office:value-type="float" office:value="0.421075960533259">
            <text:p>0,4210759605</text:p>
          </table:table-cell>
          <table:table-cell office:value-type="float" office:value="17">
            <text:p>17</text:p>
          </table:table-cell>
          <table:table-cell/>
          <table:table-cell table:formula="of:=[.J18]+[.G20]" office:value-type="float" office:value="1.93694941845299">
            <text:p>1,9369494185</text:p>
          </table:table-cell>
          <table:table-cell/>
          <table:table-cell table:formula="of:=([.B16]+[.B17]+[.B18]+[.B20]+[.B21]+[.B22]+[.B19])/7" office:value-type="float" office:value="4">
            <text:p>4</text:p>
          </table:table-cell>
          <table:table-cell table:formula="of:=([.B11]+[.B12]+[.B13]+[.B14]+[.B15]+[.B16]+[.B17]+[.B18]+[.B20]+[.B21]+[.B22]+[.B23]+[.B24]+[.B25]+[.B26]+[.B27])/16" office:value-type="float" office:value="4.3125">
            <text:p>4,3125</text:p>
          </table:table-cell>
          <table:table-cell table:formula="of:=([.B14]+[.B15]+[.B16]+[.B17]+[.B18]+[.B20]+[.B21]+[.B22]+[.B23]+[.B24])/10" office:value-type="float" office:value="4.6">
            <text:p>4,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table:formula="of:=[.D19]+[.B20]" office:value-type="float" office:value="23">
            <text:p>23</text:p>
          </table:table-cell>
          <table:table-cell/>
          <table:table-cell table:formula="of:=25-[.H29]*SQRT([.D$53])" office:value-type="float" office:value="-58.1203946092654">
            <text:p>-58,1203946093</text:p>
          </table:table-cell>
          <table:table-cell table:formula="of:=[.B20]/SQRT([.D$53])" office:value-type="float" office:value="0.336860768426608">
            <text:p>0,3368607684</text:p>
          </table:table-cell>
          <table:table-cell office:value-type="float" office:value="16">
            <text:p>16</text:p>
          </table:table-cell>
          <table:table-cell/>
          <table:table-cell table:formula="of:=[.J19]+[.G21]" office:value-type="float" office:value="2.2738101868796">
            <text:p>2,2738101869</text:p>
          </table:table-cell>
          <table:table-cell/>
          <table:table-cell table:formula="of:=([.B17]+[.B18]+[.B19]+[.B21]+[.B22]+[.B23]+[.B20])/7" office:value-type="float" office:value="4.85714285714286">
            <text:p>4,8571428571</text:p>
          </table:table-cell>
          <table:table-cell table:formula="of:=([.B12]+[.B13]+[.B14]+[.B15]+[.B16]+[.B17]+[.B18]+[.B19]+[.B21]+[.B22]+[.B23]+[.B24]+[.B25]+[.B26]+[.B27]+[.B28])/16" office:value-type="float" office:value="5">
            <text:p>5</text:p>
          </table:table-cell>
          <table:table-cell table:formula="of:=([.B15]+[.B16]+[.B17]+[.B18]+[.B19]+[.B21]+[.B22]+[.B23]+[.B24]+[.B25])/10" office:value-type="float" office:value="5.6">
            <text:p>5,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[.D20]+[.B21]" office:value-type="float" office:value="27">
            <text:p>27</text:p>
          </table:table-cell>
          <table:table-cell/>
          <table:table-cell table:formula="of:=25-[.H30]*SQRT([.D$53])" office:value-type="float" office:value="-46.2460525222275">
            <text:p>-46,2460525222</text:p>
          </table:table-cell>
          <table:table-cell table:formula="of:=[.B21]/SQRT([.D$53])" office:value-type="float" office:value="0.336860768426608">
            <text:p>0,3368607684</text:p>
          </table:table-cell>
          <table:table-cell office:value-type="float" office:value="15">
            <text:p>15</text:p>
          </table:table-cell>
          <table:table-cell/>
          <table:table-cell table:formula="of:=[.J20]+[.G22]" office:value-type="float" office:value="2.77910133951951">
            <text:p>2,7791013395</text:p>
          </table:table-cell>
          <table:table-cell/>
          <table:table-cell table:formula="of:=([.B18]+[.B19]+[.B20]+[.B22]+[.B23]+[.B24]+[.B21])/7" office:value-type="float" office:value="6.14285714285714">
            <text:p>6,1428571429</text:p>
          </table:table-cell>
          <table:table-cell table:formula="of:=([.B13]+[.B14]+[.B15]+[.B16]+[.B17]+[.B18]+[.B19]+[.B20]+[.B22]+[.B23]+[.B24]+[.B25]+[.B26]+[.B27]+[.B28]+[.B29])/16" office:value-type="float" office:value="5.4375">
            <text:p>5,4375</text:p>
          </table:table-cell>
          <table:table-cell table:formula="of:=([.B16]+[.B17]+[.B18]+[.B19]+[.B20]+[.B22]+[.B23]+[.B24]+[.B25]+[.B26])/10" office:value-type="float" office:value="5.9">
            <text:p>5,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formula="of:=[.D21]+[.B22]" office:value-type="float" office:value="33">
            <text:p>33</text:p>
          </table:table-cell>
          <table:table-cell/>
          <table:table-cell table:formula="of:=25-[.H31]*SQRT([.D$53])" office:value-type="float" office:value="-34.3717104351896">
            <text:p>-34,3717104352</text:p>
          </table:table-cell>
          <table:table-cell table:formula="of:=[.B22]/SQRT([.D$53])" office:value-type="float" office:value="0.505291152639911">
            <text:p>0,5052911526</text:p>
          </table:table-cell>
          <table:table-cell office:value-type="float" office:value="14">
            <text:p>14</text:p>
          </table:table-cell>
          <table:table-cell/>
          <table:table-cell table:formula="of:=[.J21]+[.G23]" office:value-type="float" office:value="3.36860768426608">
            <text:p>3,3686076843</text:p>
          </table:table-cell>
          <table:table-cell/>
          <table:table-cell table:formula="of:=([.B19]+[.B20]+[.B21]+[.B23]+[.B24]+[.B25]+[.B22])/7" office:value-type="float" office:value="6.71428571428571">
            <text:p>6,7142857143</text:p>
          </table:table-cell>
          <table:table-cell table:formula="of:=([.B14]+[.B15]+[.B16]+[.B17]+[.B18]+[.B19]+[.B20]+[.B21]+[.B23]+[.B24]+[.B25]+[.B26]+[.B27]+[.B28]+[.B29]+[.B30])/16" office:value-type="float" office:value="5.5625">
            <text:p>5,5625</text:p>
          </table:table-cell>
          <table:table-cell table:formula="of:=([.B17]+[.B18]+[.B19]+[.B20]+[.B21]+[.B23]+[.B24]+[.B25]+[.B26]+[.B27])/10" office:value-type="float" office:value="6.2">
            <text:p>6,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table:formula="of:=[.D22]+[.B23]" office:value-type="float" office:value="40">
            <text:p>40</text:p>
          </table:table-cell>
          <table:table-cell/>
          <table:table-cell table:formula="of:=25-[.H32]*SQRT([.D$53])" office:value-type="float" office:value="-22.4973683481517">
            <text:p>-22,4973683482</text:p>
          </table:table-cell>
          <table:table-cell table:formula="of:=[.B23]/SQRT([.D$53])" office:value-type="float" office:value="0.589506344746563">
            <text:p>0,5895063447</text:p>
          </table:table-cell>
          <table:table-cell office:value-type="float" office:value="13">
            <text:p>13</text:p>
          </table:table-cell>
          <table:table-cell/>
          <table:table-cell table:formula="of:=[.J22]+[.G24]" office:value-type="float" office:value="4.3791899895459">
            <text:p>4,3791899895</text:p>
          </table:table-cell>
          <table:table-cell/>
          <table:table-cell table:formula="of:=([.B20]+[.B21]+[.B22]+[.B24]+[.B25]+[.B26]+[.B23])/7" office:value-type="float" office:value="7">
            <text:p>7</text:p>
          </table:table-cell>
          <table:table-cell table:formula="of:=([.B15]+[.B16]+[.B17]+[.B18]+[.B19]+[.B20]+[.B21]+[.B22]+[.B24]+[.B25]+[.B26]+[.B27]+[.B28]+[.B29]+[.B30]+[.B31])/16" office:value-type="float" office:value="5.6875">
            <text:p>5,6875</text:p>
          </table:table-cell>
          <table:table-cell table:formula="of:=([.B18]+[.B19]+[.B20]+[.B21]+[.B22]+[.B24]+[.B25]+[.B26]+[.B27]+[.B28])/10" office:value-type="float" office:value="6.8">
            <text:p>6,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table:formula="of:=[.D23]+[.B24]" office:value-type="float" office:value="52">
            <text:p>52</text:p>
          </table:table-cell>
          <table:table-cell/>
          <table:table-cell table:formula="of:=25-[.H33]*SQRT([.D$53])" office:value-type="float" office:value="-10.6230262611138">
            <text:p>-10,6230262611</text:p>
          </table:table-cell>
          <table:table-cell table:formula="of:=[.B24]/SQRT([.D$53])" office:value-type="float" office:value="1.01058230527982">
            <text:p>1,0105823053</text:p>
          </table:table-cell>
          <table:table-cell office:value-type="float" office:value="12">
            <text:p>12</text:p>
          </table:table-cell>
          <table:table-cell/>
          <table:table-cell table:formula="of:=[.J23]+[.G25]" office:value-type="float" office:value="5.13712671850576">
            <text:p>5,1371267185</text:p>
          </table:table-cell>
          <table:table-cell/>
          <table:table-cell table:formula="of:=([.B21]+[.B22]+[.B23]+[.B25]+[.B26]+[.B27]+[.B24])/7" office:value-type="float" office:value="7.28571428571429">
            <text:p>7,2857142857</text:p>
          </table:table-cell>
          <table:table-cell table:formula="of:=([.B16]+[.B17]+[.B18]+[.B19]+[.B20]+[.B21]+[.B22]+[.B23]+[.B25]+[.B26]+[.B27]+[.B28]+[.B29]+[.B30]+[.B31]+[.B32])/16" office:value-type="float" office:value="5.375">
            <text:p>5,375</text:p>
          </table:table-cell>
          <table:table-cell table:formula="of:=([.B19]+[.B20]+[.B21]+[.B22]+[.B23]+[.B25]+[.B26]+[.B27]+[.B28]+[.B29])/10" office:value-type="float" office:value="6.5">
            <text:p>6,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table:formula="of:=[.D24]+[.B25]" office:value-type="float" office:value="61">
            <text:p>61</text:p>
          </table:table-cell>
          <table:table-cell/>
          <table:table-cell table:formula="of:=25-[.H34]*SQRT([.D$53])" office:value-type="float" office:value="1.25131582592417">
            <text:p>1,2513158259</text:p>
          </table:table-cell>
          <table:table-cell table:formula="of:=[.B25]/SQRT([.D$53])" office:value-type="float" office:value="0.757936728959867">
            <text:p>0,757936729</text:p>
          </table:table-cell>
          <table:table-cell office:value-type="float" office:value="11">
            <text:p>11</text:p>
          </table:table-cell>
          <table:table-cell/>
          <table:table-cell table:formula="of:=[.J24]+[.G26]" office:value-type="float" office:value="5.72663306325233">
            <text:p>5,7266330633</text:p>
          </table:table-cell>
          <table:table-cell/>
          <table:table-cell table:formula="of:=([.B22]+[.B23]+[.B24]+[.B26]+[.B27]+[.B28]+[.B25])/7" office:value-type="float" office:value="8.14285714285714">
            <text:p>8,1428571429</text:p>
          </table:table-cell>
          <table:table-cell table:formula="of:=([.B17]+[.B18]+[.B19]+[.B20]+[.B21]+[.B22]+[.B23]+[.B24]+[.B26]+[.B27]+[.B28]+[.B29]+[.B30]+[.B31]+[.B32]+[.B33])/16" office:value-type="float" office:value="5.625">
            <text:p>5,625</text:p>
          </table:table-cell>
          <table:table-cell table:formula="of:=([.B20]+[.B21]+[.B22]+[.B23]+[.B24]+[.B26]+[.B27]+[.B28]+[.B29]+[.B30])/10" office:value-type="float" office:value="6.8">
            <text:p>6,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/>
          <table:table-cell table:formula="of:=[.D25]+[.B26]" office:value-type="float" office:value="68">
            <text:p>68</text:p>
          </table:table-cell>
          <table:table-cell/>
          <table:table-cell table:formula="of:=25-[.H35]*SQRT([.D$53])" office:value-type="float" office:value="13.1256579129621">
            <text:p>13,125657913</text:p>
          </table:table-cell>
          <table:table-cell table:formula="of:=[.B26]/SQRT([.D$53])" office:value-type="float" office:value="0.589506344746563">
            <text:p>0,5895063447</text:p>
          </table:table-cell>
          <table:table-cell office:value-type="float" office:value="10">
            <text:p>10</text:p>
          </table:table-cell>
          <table:table-cell/>
          <table:table-cell table:formula="of:=[.J25]+[.G27]" office:value-type="float" office:value="6.23192421589224">
            <text:p>6,2319242159</text:p>
          </table:table-cell>
          <table:table-cell/>
          <table:table-cell table:formula="of:=([.B23]+[.B24]+[.B25]+[.B27]+[.B28]+[.B29]+[.B26])/7" office:value-type="float" office:value="8.28571428571429">
            <text:p>8,2857142857</text:p>
          </table:table-cell>
          <table:table-cell table:formula="of:=([.B18]+[.B19]+[.B20]+[.B21]+[.B22]+[.B23]+[.B24]+[.B25]+[.B27]+[.B28]+[.B29]+[.B30]+[.B31]+[.B32]+[.B33]+[.B34])/16" office:value-type="float" office:value="5.625">
            <text:p>5,625</text:p>
          </table:table-cell>
          <table:table-cell table:formula="of:=([.B21]+[.B22]+[.B23]+[.B24]+[.B25]+[.B27]+[.B28]+[.B29]+[.B30]+[.B31])/10" office:value-type="float" office:value="6.9">
            <text:p>6,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table:formula="of:=[.D26]+[.B27]" office:value-type="float" office:value="74">
            <text:p>74</text:p>
          </table:table-cell>
          <table:table-cell/>
          <table:table-cell table:formula="of:=25-[.H36]*SQRT([.D$53])" office:value-type="float" office:value="25">
            <text:p>25</text:p>
          </table:table-cell>
          <table:table-cell table:formula="of:=[.B27]/SQRT([.D$53])" office:value-type="float" office:value="0.505291152639911">
            <text:p>0,5052911526</text:p>
          </table:table-cell>
          <table:table-cell office:value-type="float" office:value="9">
            <text:p>9</text:p>
          </table:table-cell>
          <table:table-cell/>
          <table:table-cell table:formula="of:=[.J26]+[.G28]" office:value-type="float" office:value="7.07407613695876">
            <text:p>7,074076137</text:p>
          </table:table-cell>
          <table:table-cell/>
          <table:table-cell table:formula="of:=([.B24]+[.B25]+[.B26]+[.B28]+[.B29]+[.B30]+[.B27])/7" office:value-type="float" office:value="8">
            <text:p>8</text:p>
          </table:table-cell>
          <table:table-cell table:formula="of:=([.B19]+[.B20]+[.B21]+[.B22]+[.B23]+[.B24]+[.B25]+[.B26]+[.B28]+[.B29]+[.B30]+[.B31]+[.B32]+[.B33]+[.B34]+[.B35])/16" office:value-type="float" office:value="5.4375">
            <text:p>5,4375</text:p>
          </table:table-cell>
          <table:table-cell table:formula="of:=([.B22]+[.B23]+[.B24]+[.B25]+[.B26]+[.B28]+[.B29]+[.B30]+[.B31]+[.B32])/10" office:value-type="float" office:value="7">
            <text:p>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/>
          <table:table-cell table:formula="of:=[.D27]+[.B28]" office:value-type="float" office:value="84">
            <text:p>84</text:p>
          </table:table-cell>
          <table:table-cell/>
          <table:table-cell table:formula="of:=25+[.H39]*SQRT([.D$53])" office:value-type="float" office:value="36.8743420870379">
            <text:p>36,874342087</text:p>
          </table:table-cell>
          <table:table-cell table:formula="of:=[.B28]/SQRT([.D$53])" office:value-type="float" office:value="0.842151921066519">
            <text:p>0,8421519211</text:p>
          </table:table-cell>
          <table:table-cell office:value-type="float" office:value="8">
            <text:p>8</text:p>
          </table:table-cell>
          <table:table-cell/>
          <table:table-cell table:formula="of:=[.J27]+[.G29]" office:value-type="float" office:value="7.66358248170532">
            <text:p>7,6635824817</text:p>
          </table:table-cell>
          <table:table-cell/>
          <table:table-cell table:formula="of:=([.B25]+[.B26]+[.B27]+[.B29]+[.B30]+[.B31]+[.B28])/7" office:value-type="float" office:value="6.71428571428571">
            <text:p>6,7142857143</text:p>
          </table:table-cell>
          <table:table-cell table:formula="of:=([.B20]+[.B21]+[.B22]+[.B23]+[.B24]+[.B25]+[.B26]+[.B27]+[.B29]+[.B30]+[.B31]+[.B32]+[.B33]+[.B34]+[.B35]+[.B36])/16" office:value-type="float" office:value="5.125">
            <text:p>5,125</text:p>
          </table:table-cell>
          <table:table-cell table:formula="of:=([.B23]+[.B24]+[.B25]+[.B26]+[.B27]+[.B29]+[.B30]+[.B31]+[.B32]+[.B33])/10" office:value-type="float" office:value="6.2">
            <text:p>6,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[.D28]+[.B29]" office:value-type="float" office:value="91">
            <text:p>91</text:p>
          </table:table-cell>
          <table:table-cell/>
          <table:table-cell table:formula="of:=25+[.H40]*SQRT([.D$53])" office:value-type="float" office:value="48.7486841740758">
            <text:p>48,7486841741</text:p>
          </table:table-cell>
          <table:table-cell table:formula="of:=[.B29]/SQRT([.D$53])" office:value-type="float" office:value="0.589506344746563">
            <text:p>0,5895063447</text:p>
          </table:table-cell>
          <table:table-cell office:value-type="float" office:value="7">
            <text:p>7</text:p>
          </table:table-cell>
          <table:table-cell/>
          <table:table-cell table:formula="of:=[.J28]+[.G30]" office:value-type="float" office:value="8.08465844223858">
            <text:p>8,0846584422</text:p>
          </table:table-cell>
          <table:table-cell/>
          <table:table-cell table:formula="of:=([.B26]+[.B27]+[.B28]+[.B30]+[.B31]+[.B32]+[.B29])/7" office:value-type="float" office:value="6">
            <text:p>6</text:p>
          </table:table-cell>
          <table:table-cell table:formula="of:=([.B21]+[.B22]+[.B23]+[.B24]+[.B25]+[.B26]+[.B27]+[.B28]+[.B30]+[.B31]+[.B32]+[.B33]+[.B34]+[.B35]+[.B36]+[.B37])/16" office:value-type="float" office:value="5.1875">
            <text:p>5,1875</text:p>
          </table:table-cell>
          <table:table-cell table:formula="of:=([.B24]+[.B25]+[.B26]+[.B27]+[.B28]+[.B30]+[.B31]+[.B32]+[.B33]+[.B34])/10" office:value-type="float" office:value="5.9">
            <text:p>5,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/>
          <table:table-cell table:formula="of:=[.D29]+[.B30]" office:value-type="float" office:value="96">
            <text:p>96</text:p>
          </table:table-cell>
          <table:table-cell/>
          <table:table-cell table:formula="of:=25+[.H41]*SQRT([.D$53])" office:value-type="float" office:value="60.6230262611138">
            <text:p>60,6230262611</text:p>
          </table:table-cell>
          <table:table-cell table:formula="of:=[.B30]/SQRT([.D$53])" office:value-type="float" office:value="0.421075960533259">
            <text:p>0,4210759605</text:p>
          </table:table-cell>
          <table:table-cell office:value-type="float" office:value="6">
            <text:p>6</text:p>
          </table:table-cell>
          <table:table-cell/>
          <table:table-cell table:formula="of:=[.J29]+[.G31]" office:value-type="float" office:value="8.33730401855854">
            <text:p>8,3373040186</text:p>
          </table:table-cell>
          <table:table-cell/>
          <table:table-cell table:formula="of:=([.B27]+[.B28]+[.B29]+[.B31]+[.B32]+[.B33]+[.B30])/7" office:value-type="float" office:value="5.28571428571429">
            <text:p>5,2857142857</text:p>
          </table:table-cell>
          <table:table-cell table:formula="of:=([.B22]+[.B23]+[.B24]+[.B25]+[.B26]+[.B27]+[.B28]+[.B29]+[.B31]+[.B32]+[.B33]+[.B34]+[.B35]+[.B36]+[.B37]+[.B38])/16" office:value-type="float" office:value="5.125">
            <text:p>5,125</text:p>
          </table:table-cell>
          <table:table-cell table:formula="of:=([.B25]+[.B26]+[.B27]+[.B28]+[.B29]+[.B31]+[.B32]+[.B33]+[.B34]+[.B35])/10"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table:formula="of:=[.D30]+[.B31]" office:value-type="float" office:value="99">
            <text:p>99</text:p>
          </table:table-cell>
          <table:table-cell/>
          <table:table-cell table:formula="of:=25+[.H42]*SQRT([.D$53])" office:value-type="float" office:value="72.4973683481517">
            <text:p>72,4973683482</text:p>
          </table:table-cell>
          <table:table-cell table:formula="of:=[.B31]/SQRT([.D$53])" office:value-type="float" office:value="0.252645576319956">
            <text:p>0,2526455763</text:p>
          </table:table-cell>
          <table:table-cell office:value-type="float" office:value="5">
            <text:p>5</text:p>
          </table:table-cell>
          <table:table-cell/>
          <table:table-cell table:formula="of:=[.J30]+[.G32]" office:value-type="float" office:value="8.67416478698514">
            <text:p>8,674164787</text:p>
          </table:table-cell>
          <table:table-cell/>
          <table:table-cell table:formula="of:=([.B28]+[.B29]+[.B30]+[.B32]+[.B33]+[.B34]+[.B31])/7" office:value-type="float" office:value="4.57142857142857">
            <text:p>4,5714285714</text:p>
          </table:table-cell>
          <table:table-cell table:formula="of:=([.B23]+[.B24]+[.B25]+[.B26]+[.B27]+[.B28]+[.B29]+[.B30]+[.B32]+[.B33]+[.B34]+[.B35]+[.B36]+[.B37]+[.B38]+[.B39])/16" office:value-type="float" office:value="5.0625">
            <text:p>5,0625</text:p>
          </table:table-cell>
          <table:table-cell table:formula="of:=([.B26]+[.B27]+[.B28]+[.B29]+[.B30]+[.B32]+[.B33]+[.B34]+[.B35]+[.B36])/10" office:value-type="float" office:value="4.7">
            <text:p>4,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table:formula="of:=[.D31]+[.B32]" office:value-type="float" office:value="103">
            <text:p>103</text:p>
          </table:table-cell>
          <table:table-cell/>
          <table:table-cell table:formula="of:=25+[.H43]*SQRT([.D$53])" office:value-type="float" office:value="84.3717104351896">
            <text:p>84,3717104352</text:p>
          </table:table-cell>
          <table:table-cell table:formula="of:=[.B32]/SQRT([.D$53])" office:value-type="float" office:value="0.336860768426608">
            <text:p>0,3368607684</text:p>
          </table:table-cell>
          <table:table-cell office:value-type="float" office:value="4">
            <text:p>4</text:p>
          </table:table-cell>
          <table:table-cell/>
          <table:table-cell table:formula="of:=[.J31]+[.G33]" office:value-type="float" office:value="8.84259517119845">
            <text:p>8,8425951712</text:p>
          </table:table-cell>
          <table:table-cell/>
          <table:table-cell table:formula="of:=([.B29]+[.B30]+[.B31]+[.B33]+[.B34]+[.B35]+[.B32])/7" office:value-type="float" office:value="3.28571428571429">
            <text:p>3,2857142857</text:p>
          </table:table-cell>
          <table:table-cell table:formula="of:=([.B24]+[.B25]+[.B26]+[.B27]+[.B28]+[.B29]+[.B30]+[.B31]+[.B33]+[.B34]+[.B35]+[.B36]+[.B37]+[.B38]+[.B39]+[.B40])/16" office:value-type="float" office:value="5">
            <text:p>5</text:p>
          </table:table-cell>
          <table:table-cell table:formula="of:=([.B27]+[.B28]+[.B29]+[.B30]+[.B31]+[.B33]+[.B34]+[.B35]+[.B36]+[.B37])/10" office:value-type="float" office:value="4.1">
            <text:p>4,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table:formula="of:=[.D32]+[.B33]" office:value-type="float" office:value="105">
            <text:p>105</text:p>
          </table:table-cell>
          <table:table-cell/>
          <table:table-cell table:formula="of:=25+[.H44]*SQRT([.D$53])" office:value-type="float" office:value="96.2460525222275">
            <text:p>96,2460525222</text:p>
          </table:table-cell>
          <table:table-cell table:formula="of:=[.B33]/SQRT([.D$53])" office:value-type="float" office:value="0.168430384213304">
            <text:p>0,1684303842</text:p>
          </table:table-cell>
          <table:table-cell office:value-type="float" office:value="3">
            <text:p>3</text:p>
          </table:table-cell>
          <table:table-cell/>
          <table:table-cell table:formula="of:=[.J32]+[.G34]" office:value-type="float" office:value="8.9268103633051">
            <text:p>8,9268103633</text:p>
          </table:table-cell>
          <table:table-cell/>
          <table:table-cell table:formula="of:=([.B30]+[.B31]+[.B32]+[.B34]+[.B35]+[.B36]+[.B33])/7" office:value-type="float" office:value="2.85714285714286">
            <text:p>2,8571428571</text:p>
          </table:table-cell>
          <table:table-cell table:formula="of:=([.B25]+[.B26]+[.B27]+[.B28]+[.B29]+[.B30]+[.B31]+[.B32]+[.B34]+[.B35]+[.B36]+[.B37]+[.B38]+[.B39]+[.B40]+[.B41])/16" office:value-type="float" office:value="4.5625">
            <text:p>4,5625</text:p>
          </table:table-cell>
          <table:table-cell table:formula="of:=([.B28]+[.B29]+[.B30]+[.B31]+[.B32]+[.B34]+[.B35]+[.B36]+[.B37]+[.B38])/10" office:value-type="float" office:value="3.8">
            <text:p>3,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[.D33]+[.B34]" office:value-type="float" office:value="106">
            <text:p>106</text:p>
          </table:table-cell>
          <table:table-cell/>
          <table:table-cell table:formula="of:=25+[.H45]*SQRT([.D$53])" office:value-type="float" office:value="108.120394609265">
            <text:p>108,1203946093</text:p>
          </table:table-cell>
          <table:table-cell table:formula="of:=[.B34]/SQRT([.D$53])" office:value-type="float" office:value="0.0842151921066519">
            <text:p>0,0842151921</text:p>
          </table:table-cell>
          <table:table-cell office:value-type="float" office:value="2">
            <text:p>2</text:p>
          </table:table-cell>
          <table:table-cell/>
          <table:table-cell table:formula="of:=[.J33]+[.G35]" office:value-type="float" office:value="9.01102555541175">
            <text:p>9,0110255554</text:p>
          </table:table-cell>
          <table:table-cell/>
          <table:table-cell table:formula="of:=([.B31]+[.B32]+[.B33]+[.B35]+[.B36]+[.B37]+[.B34])/7" office:value-type="float" office:value="2.42857142857143">
            <text:p>2,4285714286</text:p>
          </table:table-cell>
          <table:table-cell table:formula="of:=([.B26]+[.B27]+[.B28]+[.B29]+[.B30]+[.B31]+[.B32]+[.B33]+[.B35]+[.B36]+[.B37]+[.B38]+[.B39]+[.B40]+[.B41]+[.B42])/16" office:value-type="float" office:value="4.25">
            <text:p>4,25</text:p>
          </table:table-cell>
          <table:table-cell table:formula="of:=([.B29]+[.B30]+[.B31]+[.B32]+[.B33]+[.B35]+[.B36]+[.B37]+[.B38]+[.B39])/10" office:value-type="float" office:value="3.2">
            <text:p>3,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[.D34]+[.B35]" office:value-type="float" office:value="107">
            <text:p>107</text:p>
          </table:table-cell>
          <table:table-cell/>
          <table:table-cell table:formula="of:=25+[.H46]*SQRT([.D$53])" office:value-type="float" office:value="119.994736696303">
            <text:p>119,9947366963</text:p>
          </table:table-cell>
          <table:table-cell table:formula="of:=[.B35]/SQRT([.D$53])" office:value-type="float" office:value="0.0842151921066519">
            <text:p>0,0842151921</text:p>
          </table:table-cell>
          <table:table-cell office:value-type="float" office:value="1">
            <text:p>1</text:p>
          </table:table-cell>
          <table:table-cell/>
          <table:table-cell table:formula="of:=[.J34]+[.G36]" office:value-type="float" office:value="9.34788632383836">
            <text:p>9,3478863238</text:p>
          </table:table-cell>
          <table:table-cell/>
          <table:table-cell table:formula="of:=([.B32]+[.B33]+[.B34]+[.B36]+[.B37]+[.B38]+[.B35])/7" office:value-type="float" office:value="2.14285714285714">
            <text:p>2,1428571429</text:p>
          </table:table-cell>
          <table:table-cell table:formula="of:=([.B27]+[.B28]+[.B29]+[.B30]+[.B31]+[.B32]+[.B33]+[.B34]+[.B36]+[.B37]+[.B38]+[.B39]+[.B40]+[.B41]+[.B42]+[.B43])/16" office:value-type="float" office:value="4.0625">
            <text:p>4,0625</text:p>
          </table:table-cell>
          <table:table-cell table:formula="of:=([.B30]+[.B31]+[.B32]+[.B33]+[.B34]+[.B36]+[.B37]+[.B38]+[.B39]+[.B40])/10" office:value-type="float" office:value="3.2">
            <text:p>3,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table:formula="of:=[.D35]+[.B36]" office:value-type="float" office:value="111">
            <text:p>111</text:p>
          </table:table-cell>
          <table:table-cell/>
          <table:table-cell table:formula="of:=25+[.H47]*SQRT([.D$53])" office:value-type="float" office:value="131.869078783341">
            <text:p>131,8690787833</text:p>
          </table:table-cell>
          <table:table-cell table:formula="of:=[.B36]/SQRT([.D$53])" office:value-type="float" office:value="0.336860768426608">
            <text:p>0,3368607684</text:p>
          </table:table-cell>
          <table:table-cell office:value-type="float" office:value="0">
            <text:p>0</text:p>
          </table:table-cell>
          <table:table-cell/>
          <table:table-cell table:formula="of:=[.J35]+[.G37]" office:value-type="float" office:value="9.51631670805166">
            <text:p>9,5163167081</text:p>
          </table:table-cell>
          <table:table-cell/>
          <table:table-cell table:formula="of:=([.B33]+[.B34]+[.B35]+[.B37]+[.B38]+[.B39]+[.B36])/7" office:value-type="float" office:value="2">
            <text:p>2</text:p>
          </table:table-cell>
          <table:table-cell table:formula="of:=([.B28]+[.B29]+[.B30]+[.B31]+[.B32]+[.B33]+[.B34]+[.B35]+[.B37]+[.B38]+[.B39]+[.B40]+[.B41]+[.B42]+[.B43]+[.B44])/16" office:value-type="float" office:value="3.625">
            <text:p>3,625</text:p>
          </table:table-cell>
          <table:table-cell table:formula="of:=([.B31]+[.B32]+[.B33]+[.B34]+[.B35]+[.B37]+[.B38]+[.B39]+[.B40]+[.B41])/10" office:value-type="float" office:value="2.7">
            <text:p>2,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table:formula="of:=[.D36]+[.B37]" office:value-type="float" office:value="113">
            <text:p>113</text:p>
          </table:table-cell>
          <table:table-cell/>
          <table:table-cell table:formula="of:=25+[.H48]*SQRT([.D$53])" office:value-type="float" office:value="143.743420870379">
            <text:p>143,7434208704</text:p>
          </table:table-cell>
          <table:table-cell table:formula="of:=[.B37]/SQRT([.D$53])" office:value-type="float" office:value="0.168430384213304">
            <text:p>0,1684303842</text:p>
          </table:table-cell>
          <table:table-cell office:value-type="float" office:value="-1">
            <text:p>-1</text:p>
          </table:table-cell>
          <table:table-cell/>
          <table:table-cell table:formula="of:=[.J36]+[.G38]" office:value-type="float" office:value="9.60053190015832">
            <text:p>9,6005319002</text:p>
          </table:table-cell>
          <table:table-cell/>
          <table:table-cell table:formula="of:=([.B34]+[.B35]+[.B36]+[.B38]+[.B39]+[.B40]+[.B37])/7" office:value-type="float" office:value="2.71428571428571">
            <text:p>2,7142857143</text:p>
          </table:table-cell>
          <table:table-cell table:formula="of:=([.B29]+[.B30]+[.B31]+[.B32]+[.B33]+[.B34]+[.B35]+[.B36]+[.B38]+[.B39]+[.B40]+[.B41]+[.B42]+[.B43]+[.B44]+[.B45])/16" office:value-type="float" office:value="3.3125">
            <text:p>3,3125</text:p>
          </table:table-cell>
          <table:table-cell table:formula="of:=([.B32]+[.B33]+[.B34]+[.B35]+[.B36]+[.B38]+[.B39]+[.B40]+[.B41]+[.B42])/10" office:value-type="float" office:value="2.9">
            <text:p>2,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table:formula="of:=[.D37]+[.B38]" office:value-type="float" office:value="114">
            <text:p>114</text:p>
          </table:table-cell>
          <table:table-cell/>
          <table:table-cell table:formula="of:=25+[.H49]*SQRT([.D$53])" office:value-type="float" office:value="155.617762957417">
            <text:p>155,6177629574</text:p>
          </table:table-cell>
          <table:table-cell table:formula="of:=[.B38]/SQRT([.D$53])" office:value-type="float" office:value="0.0842151921066519">
            <text:p>0,0842151921</text:p>
          </table:table-cell>
          <table:table-cell office:value-type="float" office:value="0">
            <text:p>0</text:p>
          </table:table-cell>
          <table:table-cell/>
          <table:table-cell table:formula="of:=[.J37]+[.G39]" office:value-type="float" office:value="9.85317747647827">
            <text:p>9,8531774765</text:p>
          </table:table-cell>
          <table:table-cell/>
          <table:table-cell table:formula="of:=([.B35]+[.B36]+[.B37]+[.B39]+[.B40]+[.B41]+[.B38])/7" office:value-type="float" office:value="3">
            <text:p>3</text:p>
          </table:table-cell>
          <table:table-cell table:formula="of:=([.B30]+[.B31]+[.B32]+[.B33]+[.B34]+[.B35]+[.B36]+[.B37]+[.B39]+[.B40]+[.B41]+[.B42]+[.B43]+[.B44]+[.B45]+[.B46])/16" office:value-type="float" office:value="3">
            <text:p>3</text:p>
          </table:table-cell>
          <table:table-cell table:formula="of:=([.B33]+[.B34]+[.B35]+[.B36]+[.B37]+[.B39]+[.B40]+[.B41]+[.B42]+[.B43])/10"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table:formula="of:=[.D38]+[.B39]" office:value-type="float" office:value="117">
            <text:p>117</text:p>
          </table:table-cell>
          <table:table-cell/>
          <table:table-cell table:formula="of:=25+[.H50]*SQRT([.D$53])" office:value-type="float" office:value="167.492105044455">
            <text:p>167,4921050445</text:p>
          </table:table-cell>
          <table:table-cell table:formula="of:=[.B39]/SQRT([.D$53])" office:value-type="float" office:value="0.252645576319956">
            <text:p>0,2526455763</text:p>
          </table:table-cell>
          <table:table-cell office:value-type="float" office:value="1">
            <text:p>1</text:p>
          </table:table-cell>
          <table:table-cell/>
          <table:table-cell table:formula="of:=[.J38]+[.G40]" office:value-type="float" office:value="10.4426838212248">
            <text:p>10,4426838212</text:p>
          </table:table-cell>
          <table:table-cell/>
          <table:table-cell table:formula="of:=([.B36]+[.B37]+[.B38]+[.B40]+[.B41]+[.B42]+[.B39])/7" office:value-type="float" office:value="3.28571428571429">
            <text:p>3,2857142857</text:p>
          </table:table-cell>
          <table:table-cell table:formula="of:=([.B31]+[.B32]+[.B33]+[.B34]+[.B35]+[.B36]+[.B37]+[.B38]+[.B40]+[.B41]+[.B42]+[.B43]+[.B44]+[.B45]+[.B46]+[.B47])/16" office:value-type="float" office:value="2.5625">
            <text:p>2,5625</text:p>
          </table:table-cell>
          <table:table-cell table:formula="of:=([.B34]+[.B35]+[.B36]+[.B37]+[.B38]+[.B40]+[.B41]+[.B42]+[.B43]+[.B44])/10" office:value-type="float" office:value="2.8">
            <text:p>2,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formula="of:=[.D39]+[.B40]" office:value-type="float" office:value="124">
            <text:p>124</text:p>
          </table:table-cell>
          <table:table-cell/>
          <table:table-cell table:formula="of:=25+[.H51]*SQRT([.D$53])" office:value-type="float" office:value="179.366447131493">
            <text:p>179,3664471315</text:p>
          </table:table-cell>
          <table:table-cell table:formula="of:=[.B40]/SQRT([.D$53])" office:value-type="float" office:value="0.589506344746563">
            <text:p>0,5895063447</text:p>
          </table:table-cell>
          <table:table-cell office:value-type="float" office:value="2">
            <text:p>2</text:p>
          </table:table-cell>
          <table:table-cell/>
          <table:table-cell table:formula="of:=[.J39]+[.G41]" office:value-type="float" office:value="10.6953293975448">
            <text:p>10,6953293975</text:p>
          </table:table-cell>
          <table:table-cell/>
          <table:table-cell table:formula="of:=([.B37]+[.B38]+[.B39]+[.B41]+[.B42]+[.B43]+[.B40])/7" office:value-type="float" office:value="3.28571428571429">
            <text:p>3,2857142857</text:p>
          </table:table-cell>
          <table:table-cell table:formula="of:=([.B32]+[.B33]+[.B34]+[.B35]+[.B36]+[.B37]+[.B38]+[.B39]+[.B41]+[.B42]+[.B43]+[.B44]+[.B45]+[.B46]+[.B47]+[.B48])/16" office:value-type="float" office:value="2.125">
            <text:p>2,125</text:p>
          </table:table-cell>
          <table:table-cell table:formula="of:=([.B35]+[.B36]+[.B37]+[.B38]+[.B39]+[.B41]+[.B42]+[.B43]+[.B44]+[.B45])/10" office:value-type="float" office:value="2.6">
            <text:p>2,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formula="of:=[.D40]+[.B41]" office:value-type="float" office:value="127">
            <text:p>127</text:p>
          </table:table-cell>
          <table:table-cell/>
          <table:table-cell table:formula="of:=25+[.H52]*SQRT([.D$53])" office:value-type="float" office:value="191.240789218531">
            <text:p>191,2407892185</text:p>
          </table:table-cell>
          <table:table-cell table:formula="of:=[.B41]/SQRT([.D$53])" office:value-type="float" office:value="0.252645576319956">
            <text:p>0,2526455763</text:p>
          </table:table-cell>
          <table:table-cell office:value-type="float" office:value="3">
            <text:p>3</text:p>
          </table:table-cell>
          <table:table-cell/>
          <table:table-cell table:formula="of:=[.J40]+[.G42]" office:value-type="float" office:value="10.9479749738648">
            <text:p>10,9479749739</text:p>
          </table:table-cell>
          <table:table-cell/>
          <table:table-cell table:formula="of:=([.B38]+[.B39]+[.B40]+[.B42]+[.B43]+[.B44]+[.B41])/7" office:value-type="float" office:value="3.28571428571429">
            <text:p>3,2857142857</text:p>
          </table:table-cell>
          <table:table-cell table:formula="of:=([.B33]+[.B34]+[.B35]+[.B36]+[.B37]+[.B38]+[.B39]+[.B40]+[.B42]+[.B43]+[.B44]+[.B45]+[.B46]+[.B47]+[.B48]+[.B49])/16" office:value-type="float" office:value="2.125">
            <text:p>2,125</text:p>
          </table:table-cell>
          <table:table-cell table:formula="of:=([.B36]+[.B37]+[.B38]+[.B39]+[.B40]+[.B42]+[.B43]+[.B44]+[.B45]+[.B46])/10"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table:formula="of:=[.D41]+[.B42]" office:value-type="float" office:value="130">
            <text:p>130</text:p>
          </table:table-cell>
          <table:table-cell/>
          <table:table-cell table:formula="of:=25+[.H53]*SQRT([.D$53])" office:value-type="float" office:value="203.115131305569">
            <text:p>203,1151313056</text:p>
          </table:table-cell>
          <table:table-cell table:formula="of:=[.B42]/SQRT([.D$53])" office:value-type="float" office:value="0.252645576319956">
            <text:p>0,2526455763</text:p>
          </table:table-cell>
          <table:table-cell office:value-type="float" office:value="4">
            <text:p>4</text:p>
          </table:table-cell>
          <table:table-cell/>
          <table:table-cell table:formula="of:=[.J41]+[.G43]" office:value-type="float" office:value="11.2848357422914">
            <text:p>11,2848357423</text:p>
          </table:table-cell>
          <table:table-cell/>
          <table:table-cell table:formula="of:=([.B39]+[.B40]+[.B41]+[.B43]+[.B44]+[.B45]+[.B42])/7" office:value-type="float" office:value="3.57142857142857">
            <text:p>3,5714285714</text:p>
          </table:table-cell>
          <table:table-cell table:formula="of:=([.B34]+[.B35]+[.B36]+[.B37]+[.B38]+[.B39]+[.B40]+[.B41]+[.B43]+[.B44]+[.B45]+[.B46]+[.B47]+[.B48]+[.B49]+[.B50])/16" office:value-type="float" office:value="2.0625">
            <text:p>2,0625</text:p>
          </table:table-cell>
          <table:table-cell table:formula="of:=([.B37]+[.B38]+[.B39]+[.B40]+[.B41]+[.B43]+[.B44]+[.B45]+[.B46]+[.B47])/10" office:value-type="float" office:value="2.6">
            <text:p>2,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formula="of:=[.D42]+[.B43]" office:value-type="float" office:value="134">
            <text:p>134</text:p>
          </table:table-cell>
          <table:table-cell/>
          <table:table-cell table:formula="of:=25+[.H54]*SQRT([.D$53])" office:value-type="float" office:value="214.989473392607">
            <text:p>214,9894733926</text:p>
          </table:table-cell>
          <table:table-cell table:formula="of:=[.B43]/SQRT([.D$53])" office:value-type="float" office:value="0.336860768426608">
            <text:p>0,3368607684</text:p>
          </table:table-cell>
          <table:table-cell office:value-type="float" office:value="5">
            <text:p>5</text:p>
          </table:table-cell>
          <table:table-cell/>
          <table:table-cell table:formula="of:=[.J42]+[.G44]" office:value-type="float" office:value="11.4532661265047">
            <text:p>11,4532661265</text:p>
          </table:table-cell>
          <table:table-cell/>
          <table:table-cell table:formula="of:=([.B40]+[.B41]+[.B42]+[.B44]+[.B45]+[.B46]+[.B43])/7" office:value-type="float" office:value="3.28571428571429">
            <text:p>3,2857142857</text:p>
          </table:table-cell>
          <table:table-cell table:formula="of:=([.B35]+[.B36]+[.B37]+[.B38]+[.B39]+[.B40]+[.B41]+[.B42]+[.B44]+[.B45]+[.B46]+[.B47]+[.B48]+[.B49]+[.B50]+[.B51])/16" office:value-type="float" office:value="1.9375">
            <text:p>1,9375</text:p>
          </table:table-cell>
          <table:table-cell table:formula="of:=([.B38]+[.B39]+[.B40]+[.B41]+[.B42]+[.B44]+[.B45]+[.B46]+[.B47]+[.B48])/10" office:value-type="float" office:value="2.3">
            <text:p>2,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table:formula="of:=[.D43]+[.B44]" office:value-type="float" office:value="136">
            <text:p>136</text:p>
          </table:table-cell>
          <table:table-cell/>
          <table:table-cell table:formula="of:=25+[.H55]*SQRT([.D$53])" office:value-type="float" office:value="226.863815479645">
            <text:p>226,8638154796</text:p>
          </table:table-cell>
          <table:table-cell table:formula="of:=[.B44]/SQRT([.D$53])" office:value-type="float" office:value="0.168430384213304">
            <text:p>0,1684303842</text:p>
          </table:table-cell>
          <table:table-cell office:value-type="float" office:value="6">
            <text:p>6</text:p>
          </table:table-cell>
          <table:table-cell/>
          <table:table-cell table:formula="of:=[.J43]+[.G45]" office:value-type="float" office:value="11.7059117028246">
            <text:p>11,7059117028</text:p>
          </table:table-cell>
          <table:table-cell/>
          <table:table-cell table:formula="of:=([.B41]+[.B42]+[.B43]+[.B45]+[.B46]+[.B47]+[.B44])/7" office:value-type="float" office:value="2.28571428571429">
            <text:p>2,2857142857</text:p>
          </table:table-cell>
          <table:table-cell table:formula="of:=([.B36]+[.B37]+[.B38]+[.B39]+[.B40]+[.B41]+[.B42]+[.B43]+[.B45]+[.B46]+[.B47]+[.B48]+[.B49]+[.B50]+[.B51]+[.B52])/16" office:value-type="float" office:value="2">
            <text:p>2</text:p>
          </table:table-cell>
          <table:table-cell table:formula="of:=([.B39]+[.B40]+[.B41]+[.B42]+[.B43]+[.B45]+[.B46]+[.B47]+[.B48]+[.B49])/10" office:value-type="float" office:value="2.4">
            <text:p>2,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/>
          <table:table-cell table:formula="of:=[.D44]+[.B45]" office:value-type="float" office:value="139">
            <text:p>139</text:p>
          </table:table-cell>
          <table:table-cell/>
          <table:table-cell table:formula="of:=25+[.H56]*SQRT([.D$53])" office:value-type="float" office:value="238.738157566682">
            <text:p>238,7381575667</text:p>
          </table:table-cell>
          <table:table-cell table:formula="of:=[.B45]/SQRT([.D$53])" office:value-type="float" office:value="0.252645576319956">
            <text:p>0,2526455763</text:p>
          </table:table-cell>
          <table:table-cell office:value-type="float" office:value="7">
            <text:p>7</text:p>
          </table:table-cell>
          <table:table-cell/>
          <table:table-cell table:formula="of:=[.J44]+[.G46]" office:value-type="float" office:value="11.7901268949313">
            <text:p>11,7901268949</text:p>
          </table:table-cell>
          <table:table-cell/>
          <table:table-cell table:formula="of:=([.B42]+[.B43]+[.B44]+[.B46]+[.B47]+[.B48]+[.B45])/7" office:value-type="float" office:value="1.85714285714286">
            <text:p>1,8571428571</text:p>
          </table:table-cell>
          <table:table-cell table:formula="of:=([.B37]+[.B38]+[.B39]+[.B40]+[.B41]+[.B42]+[.B43]+[.B44]+[.B46]+[.B47]+[.B48]+[.B49]+[.B50]+[.B51]+[.B52]+[.B53])/16" office:value-type="float" office:value="1.6875">
            <text:p>1,6875</text:p>
          </table:table-cell>
          <table:table-cell table:formula="of:=([.B40]+[.B41]+[.B42]+[.B43]+[.B44]+[.B46]+[.B47]+[.B48]+[.B49]+[.B50])/10" office:value-type="float" office:value="2.1">
            <text:p>2,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table:formula="of:=[.D45]+[.B46]" office:value-type="float" office:value="140">
            <text:p>140</text:p>
          </table:table-cell>
          <table:table-cell/>
          <table:table-cell table:formula="of:=25+[.H57]*SQRT([.D$53])" office:value-type="float" office:value="250.61249965372">
            <text:p>250,6124996537</text:p>
          </table:table-cell>
          <table:table-cell table:formula="of:=[.B46]/SQRT([.D$53])" office:value-type="float" office:value="0.0842151921066519">
            <text:p>0,0842151921</text:p>
          </table:table-cell>
          <table:table-cell office:value-type="float" office:value="8">
            <text:p>8</text:p>
          </table:table-cell>
          <table:table-cell/>
          <table:table-cell table:formula="of:=[.J45]+[.G47]" office:value-type="float" office:value="11.7901268949313">
            <text:p>11,7901268949</text:p>
          </table:table-cell>
          <table:table-cell/>
          <table:table-cell table:formula="of:=([.B43]+[.B44]+[.B45]+[.B47]+[.B48]+[.B49]+[.B46])/7" office:value-type="float" office:value="1.42857142857143">
            <text:p>1,4285714286</text:p>
          </table:table-cell>
          <table:table-cell/>
          <table:table-cell table:formula="of:=([.B41]+[.B42]+[.B43]+[.B44]+[.B45]+[.B47]+[.B48]+[.B49]+[.B50]+[.B51])/10" office:value-type="float" office:value="1.6">
            <text:p>1,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D46]+[.B47]" office:value-type="float" office:value="140">
            <text:p>140</text:p>
          </table:table-cell>
          <table:table-cell/>
          <table:table-cell table:formula="of:=25+[.H58]*SQRT([.D$53])" office:value-type="float" office:value="262.486841740758">
            <text:p>262,4868417408</text:p>
          </table:table-cell>
          <table:table-cell table:formula="of:=[.B47]/SQRT([.D$53])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formula="of:=[.J46]+[.G48]" office:value-type="float" office:value="11.7901268949313">
            <text:p>11,7901268949</text:p>
          </table:table-cell>
          <table:table-cell/>
          <table:table-cell table:formula="of:=([.B44]+[.B45]+[.B46]+[.B48]+[.B49]+[.B50]+[.B47])/7" office:value-type="float" office:value="1">
            <text:p>1</text:p>
          </table:table-cell>
          <table:table-cell/>
          <table:table-cell table:formula="of:=([.B42]+[.B43]+[.B44]+[.B45]+[.B46]+[.B48]+[.B49]+[.B50]+[.B51]+[.B52])/10" office:value-type="float" office:value="1.4">
            <text:p>1,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D47]+[.B48]" office:value-type="float" office:value="140">
            <text:p>140</text:p>
          </table:table-cell>
          <table:table-cell/>
          <table:table-cell table:formula="of:=25+[.H59]*SQRT([.D$53])" office:value-type="float" office:value="274.361183827796">
            <text:p>274,3611838278</text:p>
          </table:table-cell>
          <table:table-cell table:formula="of:=[.B48]/SQRT([.D$53])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formula="of:=[.J47]+[.G49]" office:value-type="float" office:value="11.7901268949313">
            <text:p>11,7901268949</text:p>
          </table:table-cell>
          <table:table-cell/>
          <table:table-cell table:formula="of:=([.B45]+[.B46]+[.B47]+[.B49]+[.B50]+[.B51]+[.B48])/7" office:value-type="float" office:value="0.714285714285714">
            <text:p>0,7142857143</text:p>
          </table:table-cell>
          <table:table-cell/>
          <table:table-cell table:formula="of:=([.B43]+[.B44]+[.B45]+[.B46]+[.B47]+[.B49]+[.B50]+[.B51]+[.B52]+[.B53])/10" office:value-type="float" office:value="1.1">
            <text:p>1,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formula="of:=[.D48]+[.B49]" office:value-type="float" office:value="140">
            <text:p>140</text:p>
          </table:table-cell>
          <table:table-cell/>
          <table:table-cell table:formula="of:=25+[.H60]*SQRT([.D$53])" office:value-type="float" office:value="286.235525914834">
            <text:p>286,2355259148</text:p>
          </table:table-cell>
          <table:table-cell table:formula="of:=[.B49]/SQRT([.D$53])"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table:formula="of:=[.J48]+[.G50]" office:value-type="float" office:value="11.8743420870379">
            <text:p>11,874342087</text:p>
          </table:table-cell>
          <table:table-cell/>
          <table:table-cell table:formula="of:=([.B46]+[.B47]+[.B48]+[.B50]+[.B51]+[.B52]+[.B49])/7" office:value-type="float" office:value="0.285714285714286">
            <text:p>0,285714285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/>
          <table:table-cell table:formula="of:=[.D49]+[.B50]" office:value-type="float" office:value="141">
            <text:p>141</text:p>
          </table:table-cell>
          <table:table-cell/>
          <table:table-cell table:formula="of:=25+[.H61]*SQRT([.D$53])" office:value-type="float" office:value="298.109868001872">
            <text:p>298,1098680019</text:p>
          </table:table-cell>
          <table:table-cell table:formula="of:=[.B50]/SQRT([.D$53])" office:value-type="float" office:value="0.0842151921066519">
            <text:p>0,0842151921</text:p>
          </table:table-cell>
          <table:table-cell office:value-type="float" office:value="12">
            <text:p>12</text:p>
          </table:table-cell>
          <table:table-cell/>
          <table:table-cell table:formula="of:=[.J49]+[.G51]" office:value-type="float" office:value="11.8743420870379">
            <text:p>11,874342087</text:p>
          </table:table-cell>
          <table:table-cell/>
          <table:table-cell table:formula="of:=([.B47]+[.B48]+[.B49]+[.B51]+[.B52]+[.B53]+[.B50])/7" office:value-type="float" office:value="0.142857142857143">
            <text:p>0,142857142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D50]+[.B51]" office:value-type="float" office:value="141">
            <text:p>141</text:p>
          </table:table-cell>
          <table:table-cell/>
          <table:table-cell table:formula="of:=25+[.H62]*SQRT([.D$53])" office:value-type="float" office:value="309.98421008891">
            <text:p>309,9842100889</text:p>
          </table:table-cell>
          <table:table-cell table:formula="of:=[.B51]/SQRT([.D$53])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table:formula="of:=[.J50]+[.G52]" office:value-type="float" office:value="11.8743420870379">
            <text:p>11,87434208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D51]+[.B52]" office:value-type="float" office:value="141">
            <text:p>141</text:p>
          </table:table-cell>
          <table:table-cell/>
          <table:table-cell table:formula="of:=25+[.H63]*SQRT([.D$53])" office:value-type="float" office:value="321.858552175948">
            <text:p>321,8585521759</text:p>
          </table:table-cell>
          <table:table-cell table:formula="of:=[.B52]/SQRT([.D$53])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style-name="ce3" office:value-type="string">
            <text:p>N=</text:p>
          </table:table-cell>
          <table:table-cell table:style-name="ce6" table:formula="of:=[.D52]+[.B53]" office:value-type="float" office:value="141">
            <text:p>141</text:p>
          </table:table-cell>
          <table:table-cell/>
          <table:table-cell table:formula="of:=25+[.H64]*SQRT([.D$53])" office:value-type="float" office:value="333.732894262986">
            <text:p>333,732894263</text:p>
          </table:table-cell>
          <table:table-cell/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</table:table>
      <table:table table:name="harm2" table:style-name="ta1">
        <table:shapes>
          <draw:frame draw:z-index="0" draw:style-name="gr1" draw:text-style-name="P1" svg:width="24.807cm" svg:height="15.3cm" svg:x="4.626cm" svg:y="10.306cm">
            <draw:object draw:notify-on-update-of-ranges="harm2.A1:harm2.A50 harm2.B1:harm2.B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</table:table>
      <table:table table:name="harm3" table:style-name="ta1">
        <table:shapes>
          <draw:frame draw:z-index="0" draw:style-name="gr1" draw:text-style-name="P1" svg:width="26.625cm" svg:height="15.805cm" svg:x="11.371cm" svg:y="4.553cm">
            <draw:object draw:notify-on-update-of-ranges="harm3.A1:harm3.A50 harm3.B1:harm3.B5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</table:table>
      <table:table table:name="harm4" table:style-name="ta1">
        <table:shapes>
          <draw:frame draw:z-index="0" draw:style-name="gr1" draw:text-style-name="P1" svg:width="26.074cm" svg:height="15.127cm" svg:x="14.483cm" svg:y="7.15cm">
            <draw:object draw:notify-on-update-of-ranges="harm4.A1:harm4.A50 harm4.B1:harm4.B5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</table:table>
      <table:table table:name="Feuille7" table:style-name="ta1">
        <table:shapes>
          <draw:frame draw:z-index="0" draw:style-name="gr1" draw:text-style-name="P1" svg:width="15.999cm" svg:height="8.999cm" svg:x="15.382cm" svg:y="3.951cm">
            <draw:object draw:notify-on-update-of-ranges="Feuille7.A10:Feuille7.B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7cm" svg:height="9.004cm" svg:x="16.3cm" svg:y="3.984cm">
            <draw:object draw:notify-on-update-of-ranges="Feuille7.A1:Feuille7.A10 Feuille7.B1:Feuille7.B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0.4057961">
            <text:p>30,405796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9.7580242">
            <text:p>19,758024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.6068678">
            <text:p>13,6068678</text:p>
          </table:table-cell>
          <table:table-cell office:value-type="float" office:value="41.3333321">
            <text:p>41,3333321</text:p>
          </table:table-cell>
        </table:table-row>
        <table:table-row table:style-name="ro1">
          <table:table-cell office:value-type="float" office:value="10.7884731">
            <text:p>10,7884731</text:p>
          </table:table-cell>
          <table:table-cell office:value-type="float" office:value="11.272727">
            <text:p>11,272727</text:p>
          </table:table-cell>
        </table:table-row>
        <table:table-row table:style-name="ro1">
          <table:table-cell office:value-type="float" office:value="9.92612171">
            <text:p>9,92612171</text:p>
          </table:table-cell>
          <table:table-cell office:value-type="float" office:value="9.53846169">
            <text:p>9,53846169</text:p>
          </table:table-cell>
        </table:table-row>
        <table:table-row table:style-name="ro1">
          <table:table-cell office:value-type="float" office:value="8.09709263">
            <text:p>8,09709263</text:p>
          </table:table-cell>
          <table:table-cell office:value-type="float" office:value="24.7999992">
            <text:p>24,7999992</text:p>
          </table:table-cell>
        </table:table-row>
        <table:table-row table:style-name="ro1">
          <table:table-cell office:value-type="float" office:value="5.74041271">
            <text:p>5,74041271</text:p>
          </table:table-cell>
          <table:table-cell office:value-type="float" office:value="10.333333">
            <text:p>10,333333</text:p>
          </table:table-cell>
        </table:table-row>
        <table:table-row table:style-name="ro1">
          <table:table-cell office:value-type="float" office:value="6.17584372">
            <text:p>6,1758437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.4713378">
            <text:p>6,4713378</text:p>
          </table:table-cell>
          <table:table-cell office:value-type="float" office:value="15.5">
            <text:p>15,5</text:p>
          </table:table-cell>
        </table:table-row>
        <table:table-row table:style-name="ro1">
          <table:table-cell office:value-type="float" office:value="4.91943455">
            <text:p>4,91943455</text:p>
          </table:table-cell>
          <table:table-cell office:value-type="float" office:value="8.85714245">
            <text:p>8,85714245</text:p>
          </table:table-cell>
        </table:table-row>
      </table:table>
      <table:table table:name="Feuille8" table:style-name="ta1">
        <table:shapes>
          <draw:frame draw:z-index="0" draw:style-name="gr1" draw:text-style-name="P1" svg:width="24.726cm" svg:height="14.822cm" svg:x="64.483cm" svg:y="6.933cm">
            <draw:object draw:notify-on-update-of-ranges="Feuille8.B1:Feuille8.B7 Feuille8.C1:Feuille8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3.596cm" svg:height="14.742cm" svg:x="4.626cm" svg:y="18.806cm">
            <draw:object draw:notify-on-update-of-ranges="Feuille8.A1:Feuille8.A62 Feuille8.B1:Feuille8.B6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7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00-00-00</text:date>, <text:time style:data-style-name="N2" text:time-value="0000-00-00T13:44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phycs </meta:initial-creator>
    <meta:creation-date>2014-03-20T11:39:16</meta:creation-date>
    <dc:date>2014-04-03T15:27:41</dc:date>
    <dc:creator>graphycs </dc:creator>
    <meta:editing-duration>PT3H42M50S</meta:editing-duration>
    <meta:editing-cycles>5</meta:editing-cycles>
    <meta:generator>LibreOffice/4.0.2.2$Linux_x86 LibreOffice_project/400m0$Build-2</meta:generator>
    <meta:document-statistic meta:table-count="8" meta:cell-count="129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3cm" svg:height="14.825cm" xlink:href=".." xlink:type="simple" chart:class="chart:scatter" chart:style-name="ch1">
        <chart:title svg:x="11.984cm" svg:y="0.432cm" chart:style-name="ch2">
          <text:p>Graphique 1</text:p>
        </chart:title>
        <chart:subtitle svg:x="10.092cm" svg:y="1.507cm" chart:style-name="ch3">
          <text:p>distribution statistique des amplitude</text:p>
        </chart:subtitle>
        <chart:plot-area chart:style-name="ch4" table:cell-range-address="Feuille1.C1:Feuille1.D100" svg:x="1.541cm" svg:y="2.782cm" svg:width="23.942cm" svg:height="10.766cm">
          <chartooo:coordinate-region svg:x="1.977cm" svg:y="2.981cm" svg:width="23.227cm" svg:height="9.92cm"/>
          <chart:axis chart:dimension="x" chart:name="primary-x" chart:style-name="ch5">
            <chart:title svg:x="12.727cm" svg:y="13.844cm" chart:style-name="ch6">
              <text:p>Amplitude</text:p>
            </chart:title>
          </chart:axis>
          <chart:axis chart:dimension="y" chart:name="primary-y" chart:style-name="ch5">
            <chart:title svg:x="0.451cm" svg:y="8.976cm" chart:style-name="ch7">
              <text:p>nbr de fois</text:p>
            </chart:title>
            <chart:grid chart:style-name="ch8" chart:class="major"/>
          </chart:axis>
          <chart:series chart:style-name="ch9" chart:values-cell-range-address="Feuille1.D1:Feuille1.D100" chart:class="chart:scatter">
            <chart:domain table:cell-range-address="Feuille1.C1:Feuille1.C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C1:Feuille1.C100</svg:desc>
                </draw:g>
              </table:table-cell>
              <table:table-cell office:value-type="float" office:value="0">
                <text:p>0</text:p>
                <draw:g>
                  <svg:desc>Feuille1.D1:Feuille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7cm" svg:height="14.823cm" xlink:href=".." xlink:type="simple" chart:class="chart:scatter" chart:style-name="ch1">
        <chart:plot-area chart:style-name="ch2" table:cell-range-address="Feuille8.B1:Feuille8.C7" svg:x="1.527cm" svg:y="1.536cm" svg:width="17.719cm" svg:height="11.877cm">
          <chartooo:coordinate-region svg:x="2.148cm" svg:y="1.736cm" svg:width="16.911cm" svg:height="11.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8.C1:Feuille8.C7" chart:class="chart:scatter">
            <chart:domain table:cell-range-address="Feuille8.B1:Feuille8.B7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Feuille8.B1:Feuille8.B7</svg:desc>
                </draw:g>
              </table:table-cell>
              <table:table-cell office:value-type="float" office:value="34">
                <text:p>34</text:p>
                <draw:g>
                  <svg:desc>Feuille8.C1:Feuille8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597cm" svg:height="14.743cm" xlink:href=".." xlink:type="simple" chart:class="chart:scatter" chart:style-name="ch1">
        <chart:plot-area chart:style-name="ch2" table:cell-range-address="Feuille8.A1:Feuille8.B62" svg:x="0.921cm" svg:y="1.311cm" svg:width="21.734cm" svg:height="12.718cm">
          <chartooo:coordinate-region svg:x="1.542cm" svg:y="1.51cm" svg:width="21.019cm" svg:height="11.87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8.B1:Feuille8.B62" chart:class="chart:scatter">
            <chart:domain table:cell-range-address="Feuille8.A1:Feuille8.A62"/>
            <chart:data-point chart:repeated="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8.A1:Feuille8.A62</svg:desc>
                </draw:g>
              </table:table-cell>
              <table:table-cell office:value-type="float" office:value="11">
                <text:p>11</text:p>
                <draw:g>
                  <svg:desc>Feuille8.B1:Feuille8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arm1.A6:harm1.A50 harm1.L6:harm1.L50" svg:x="0.77cm" svg:y="0.855cm" svg:width="14.59cm" svg:height="7.545cm">
          <chartooo:coordinate-region svg:x="1.206cm" svg:y="1.054cm" svg:width="13.967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1.L6:harm1.L50" chart:class="chart:scatter">
            <chart:domain table:cell-range-address="harm1.A6:harm1.A50"/>
            <chart:data-point chart:repeated="4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harm1.A6:harm1.A50</svg:desc>
                </draw:g>
              </table:table-cell>
              <table:table-cell office:value-type="float" office:value="0">
                <text:p>0</text:p>
                <draw:g>
                  <svg:desc>harm1.L6:harm1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scatter" chart:style-name="ch1">
        <chart:plot-area chart:style-name="ch2" table:cell-range-address="harm1.A11:harm1.A45 harm1.M11:harm1.M45" svg:x="3.574cm" svg:y="0.985cm" svg:width="11.593cm" svg:height="7.541cm">
          <chartooo:coordinate-region svg:x="4.01cm" svg:y="1.184cm" svg:width="10.971cm" svg:height="6.6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1.M11:harm1.M45" chart:class="chart:scatter">
            <chart:domain table:cell-range-address="harm1.A11:harm1.A45"/>
            <chart:data-point chart:repeated="3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harm1.A11:harm1.A45</svg:desc>
                </draw:g>
              </table:table-cell>
              <table:table-cell office:value-type="float" office:value="1.1875">
                <text:p>1.1875</text:p>
                <draw:g>
                  <svg:desc>harm1.M11:harm1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5.4375">
                <text:p>5.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5.5625">
                <text:p>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5.4375">
                <text:p>5.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5.0625">
                <text:p>5.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1.6875">
                <text:p>1.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arm1.A8:harm1.A48 harm1.N8:harm1.N48" svg:x="0.77cm" svg:y="0.855cm" svg:width="14.59cm" svg:height="7.545cm">
          <chartooo:coordinate-region svg:x="1.206cm" svg:y="1.054cm" svg:width="13.967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1.N8:harm1.N48" chart:class="chart:scatter">
            <chart:domain table:cell-range-address="harm1.A8:harm1.A48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harm1.A8:harm1.A48</svg:desc>
                </draw:g>
              </table:table-cell>
              <table:table-cell office:value-type="float" office:value="0.1">
                <text:p>0.1</text:p>
                <draw:g>
                  <svg:desc>harm1.N8:harm1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11cm" svg:height="9.931cm" xlink:href=".." xlink:type="simple" chart:class="chart:scatter" chart:style-name="ch1">
        <chart:plot-area chart:style-name="ch2" table:cell-range-address="harm1.A3:harm1.B53 harm1.L6:harm1.L50" svg:x="0.766cm" svg:y="0.846cm" svg:width="14.411cm" svg:height="8.385cm">
          <chartooo:coordinate-region svg:x="1.387cm" svg:y="1.045cm" svg:width="13.603cm" svg:height="7.5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1.B3:harm1.B53" chart:class="chart:scatter">
            <chart:domain table:cell-range-address="harm1.A3:harm1.A53"/>
            <chart:data-point chart:repeated="51"/>
          </chart:series>
          <chart:series chart:style-name="ch6" chart:values-cell-range-address="harm1.L6:harm1.L50" chart:class="chart:scatter">
            <chart:domain table:cell-range-address="harm1.A6:harm1.A50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1.A3:harm1.A53</svg:desc>
                </draw:g>
              </table:table-cell>
              <table:table-cell office:value-type="float" office:value="0">
                <text:p>0</text:p>
                <draw:g>
                  <svg:desc>harm1.B3:harm1.B53</svg:desc>
                </draw:g>
              </table:table-cell>
              <table:table-cell office:value-type="float" office:value="4">
                <text:p>4</text:p>
                <draw:g>
                  <svg:desc>harm1.A6:harm1.A50</svg:desc>
                </draw:g>
              </table:table-cell>
              <table:table-cell office:value-type="float" office:value="0">
                <text:p>0</text:p>
                <draw:g>
                  <svg:desc>harm1.L6:harm1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588cm" svg:height="15.779cm" xlink:href=".." xlink:type="simple" chart:class="chart:scatter" chart:style-name="ch1">
        <chart:plot-area chart:style-name="ch2" table:cell-range-address="Feuille3.A1:Feuille3.B25" svg:x="0.941cm" svg:y="1.395cm" svg:width="22.665cm" svg:height="13.649cm">
          <chartooo:coordinate-region svg:x="1.562cm" svg:y="1.594cm" svg:width="21.857cm" svg:height="12.8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3.B1:Feuille3.B25" chart:class="chart:scatter">
            <chart:domain table:cell-range-address="Feuille3.A1:Feuille3.A25"/>
            <chart:data-point chart:repeated="2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3.A1:Feuille3.A25</svg:desc>
                </draw:g>
              </table:table-cell>
              <table:table-cell office:value-type="float" office:value="0">
                <text:p>0</text:p>
                <draw:g>
                  <svg:desc>Feuille3.B1:Feuille3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808cm" svg:height="15.301cm" xlink:href=".." xlink:type="simple" chart:class="chart:scatter" chart:style-name="ch1">
        <chart:plot-area chart:style-name="ch2" table:cell-range-address="harm2.A1:harm2.B50" svg:x="0.946cm" svg:y="1.359cm" svg:width="22.87cm" svg:height="13.216cm">
          <chartooo:coordinate-region svg:x="1.567cm" svg:y="1.559cm" svg:width="22.062cm" svg:height="12.3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2.B1:harm2.B50" chart:class="chart:scatter">
            <chart:domain table:cell-range-address="harm2.A1:harm2.A50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2.A1:harm2.A50</svg:desc>
                </draw:g>
              </table:table-cell>
              <table:table-cell office:value-type="float" office:value="0">
                <text:p>0</text:p>
                <draw:g>
                  <svg:desc>harm2.B1:harm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626cm" svg:height="15.806cm" xlink:href=".." xlink:type="simple" chart:class="chart:scatter" chart:style-name="ch1">
        <chart:plot-area chart:style-name="ch2" table:cell-range-address="harm3.A1:harm3.B50" svg:x="0.982cm" svg:y="1.399cm" svg:width="24.58cm" svg:height="13.671cm">
          <chartooo:coordinate-region svg:x="1.603cm" svg:y="1.598cm" svg:width="23.772cm" svg:height="12.8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3.B1:harm3.B50" chart:class="chart:scatter">
            <chart:domain table:cell-range-address="harm3.A1:harm3.A50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3.A1:harm3.A50</svg:desc>
                </draw:g>
              </table:table-cell>
              <table:table-cell office:value-type="float" office:value="0">
                <text:p>0</text:p>
                <draw:g>
                  <svg:desc>harm3.B1:harm3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075cm" svg:height="15.128cm" xlink:href=".." xlink:type="simple" chart:class="chart:scatter" chart:style-name="ch1">
        <chart:plot-area chart:style-name="ch2" table:cell-range-address="harm4.A1:harm4.B50" svg:x="0.971cm" svg:y="1.343cm" svg:width="24.062cm" svg:height="13.063cm">
          <chartooo:coordinate-region svg:x="1.592cm" svg:y="1.543cm" svg:width="23.254cm" svg:height="12.2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4.B1:harm4.B50" chart:class="chart:scatter">
            <chart:domain table:cell-range-address="harm4.A1:harm4.A50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rm4.A1:harm4.A50</svg:desc>
                </draw:g>
              </table:table-cell>
              <table:table-cell office:value-type="float" office:value="0">
                <text:p>0</text:p>
                <draw:g>
                  <svg:desc>harm4.B1:harm4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948cm" svg:height="14.354cm" xlink:href=".." xlink:type="simple" chart:class="chart:scatter" chart:style-name="ch1">
        <chart:plot-area chart:style-name="ch2" table:cell-range-address="harm1.F3:harm1.G52" svg:x="0.908cm" svg:y="1.283cm" svg:width="21.124cm" svg:height="12.364cm">
          <chartooo:coordinate-region svg:x="1.239cm" svg:y="1.483cm" svg:width="20.513cm" svg:height="11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arm1.G3:harm1.G52" chart:class="chart:scatter">
            <chart:domain table:cell-range-address="harm1.F3:harm1.F52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9.98421008891">
                <text:p>-259.98421008891</text:p>
                <draw:g>
                  <svg:desc>harm1.F3:harm1.F52</svg:desc>
                </draw:g>
              </table:table-cell>
              <table:table-cell office:value-type="float" office:value="0">
                <text:p>0</text:p>
                <draw:g>
                  <svg:desc>harm1.G3:harm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8.109868001872">
                <text:p>-248.10986800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6.235525914834">
                <text:p>-236.235525914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4.361183827796">
                <text:p>-224.36118382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2.486841740758">
                <text:p>-212.486841740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.61249965372">
                <text:p>-200.61249965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8.738157566683">
                <text:p>-188.73815756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6.863815479645">
                <text:p>-176.863815479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4.989473392607">
                <text:p>-164.98947339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3.115131305569">
                <text:p>-153.11513130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1.240789218531">
                <text:p>-141.240789218531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9.366447131493">
                <text:p>-129.36644713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7.492105044455">
                <text:p>-117.492105044455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5.617762957417">
                <text:p>-105.617762957417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3.7434208703792">
                <text:p>-93.7434208703792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1.8690787833413">
                <text:p>-81.8690787833413</text:p>
              </table:table-cell>
              <table:table-cell office:value-type="float" office:value="0.421075960533259">
                <text:p>0.421075960533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9.9947366963033">
                <text:p>-69.9947366963033</text:p>
              </table:table-cell>
              <table:table-cell office:value-type="float" office:value="0.421075960533259">
                <text:p>0.421075960533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8.1203946092654">
                <text:p>-58.1203946092654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.2460525222275">
                <text:p>-46.2460525222275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4.3717104351896">
                <text:p>-34.3717104351896</text:p>
              </table:table-cell>
              <table:table-cell office:value-type="float" office:value="0.505291152639911">
                <text:p>0.505291152639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4973683481517">
                <text:p>-22.4973683481517</text:p>
              </table:table-cell>
              <table:table-cell office:value-type="float" office:value="0.589506344746563">
                <text:p>0.589506344746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6230262611138">
                <text:p>-10.6230262611138</text:p>
              </table:table-cell>
              <table:table-cell office:value-type="float" office:value="1.01058230527982">
                <text:p>1.01058230527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131582592417">
                <text:p>1.25131582592417</text:p>
              </table:table-cell>
              <table:table-cell office:value-type="float" office:value="0.757936728959867">
                <text:p>0.757936728959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256579129621">
                <text:p>13.1256579129621</text:p>
              </table:table-cell>
              <table:table-cell office:value-type="float" office:value="0.589506344746563">
                <text:p>0.589506344746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05291152639911">
                <text:p>0.505291152639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8743420870379">
                <text:p>36.8743420870379</text:p>
              </table:table-cell>
              <table:table-cell office:value-type="float" office:value="0.842151921066519">
                <text:p>0.842151921066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7486841740758">
                <text:p>48.7486841740758</text:p>
              </table:table-cell>
              <table:table-cell office:value-type="float" office:value="0.589506344746563">
                <text:p>0.589506344746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6230262611138">
                <text:p>60.6230262611138</text:p>
              </table:table-cell>
              <table:table-cell office:value-type="float" office:value="0.421075960533259">
                <text:p>0.421075960533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4973683481517">
                <text:p>72.4973683481517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3717104351896">
                <text:p>84.3717104351896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2460525222275">
                <text:p>96.2460525222275</text:p>
              </table:table-cell>
              <table:table-cell office:value-type="float" office:value="0.168430384213304">
                <text:p>0.16843038421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120394609265">
                <text:p>108.120394609265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.994736696303">
                <text:p>119.994736696303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869078783341">
                <text:p>131.869078783341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.743420870379">
                <text:p>143.743420870379</text:p>
              </table:table-cell>
              <table:table-cell office:value-type="float" office:value="0.168430384213304">
                <text:p>0.168430384213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.617762957417">
                <text:p>155.617762957417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.492105044455">
                <text:p>167.492105044455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9.366447131493">
                <text:p>179.366447131493</text:p>
              </table:table-cell>
              <table:table-cell office:value-type="float" office:value="0.589506344746563">
                <text:p>0.589506344746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240789218531">
                <text:p>191.240789218531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.115131305569">
                <text:p>203.115131305569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.989473392607">
                <text:p>214.989473392607</text:p>
              </table:table-cell>
              <table:table-cell office:value-type="float" office:value="0.336860768426608">
                <text:p>0.336860768426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6.863815479645">
                <text:p>226.863815479645</text:p>
              </table:table-cell>
              <table:table-cell office:value-type="float" office:value="0.168430384213304">
                <text:p>0.168430384213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8.738157566682">
                <text:p>238.738157566682</text:p>
              </table:table-cell>
              <table:table-cell office:value-type="float" office:value="0.252645576319956">
                <text:p>0.252645576319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.61249965372">
                <text:p>250.61249965372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2.486841740758">
                <text:p>262.486841740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.361183827796">
                <text:p>274.36118382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.235525914834">
                <text:p>286.235525914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.109868001872">
                <text:p>298.109868001872</text:p>
              </table:table-cell>
              <table:table-cell office:value-type="float" office:value="0.0842151921066519">
                <text:p>0.0842151921066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9.98421008891">
                <text:p>309.9842100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.858552175948">
                <text:p>321.8585521759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48.74cm" svg:y="21.894cm" style:legend-expansion="custom" chartooo:width="16cm" chartooo:height="9cm" style:legend-expansion-aspect-ratio="1.77777777777778" chart:style-name="ch2"/>
        <chart:plot-area chart:style-name="ch3" table:cell-range-address="Feuille7.A10:Feuille7.B10" chart:data-source-has-labels="row" svg:x="0.77cm" svg:y="0.854cm" svg:width="15.23cm" svg:height="7.544cm">
          <chartooo:coordinate-region svg:x="1.391cm" svg:y="1.053cm" svg:width="14.422cm" svg:height="6.698cm"/>
          <chart:axis chart:dimension="x" chart:name="primary-x" chart:style-name="ch4" chartooo:axis-type="auto">
            <chart:categories table:cell-range-address="Feuille7.A10:Feuille7.B1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55cm" svg:y="4.203cm" style:legend-expansion="high" chart:style-name="ch2"/>
        <chart:plot-area chart:style-name="ch3" table:cell-range-address="Feuille7.A1:Feuille7.B10" svg:x="0.769cm" svg:y="0.855cm" svg:width="12.248cm" svg:height="7.55cm">
          <chartooo:coordinate-region svg:x="1.576cm" svg:y="1.054cm" svg:width="11.254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7.B1:Feuille7.B10" chart:class="chart:scatter">
            <chart:domain table:cell-range-address="Feuille7.A1:Feuille7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4057961">
                <text:p>30.4057961</text:p>
                <draw:g>
                  <svg:desc>Feuille7.A1:Feuille7.A10</svg:desc>
                </draw:g>
              </table:table-cell>
              <table:table-cell office:value-type="float" office:value="124">
                <text:p>124</text:p>
                <draw:g>
                  <svg:desc>Feuille7.B1:Feuille7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7580242">
                <text:p>19.75802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068678">
                <text:p>13.6068678</text:p>
              </table:table-cell>
              <table:table-cell office:value-type="float" office:value="41.3333321">
                <text:p>41.3333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884731">
                <text:p>10.7884731</text:p>
              </table:table-cell>
              <table:table-cell office:value-type="float" office:value="11.272727">
                <text:p>11.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2612171">
                <text:p>9.92612171</text:p>
              </table:table-cell>
              <table:table-cell office:value-type="float" office:value="9.53846169">
                <text:p>9.53846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9709263">
                <text:p>8.09709263</text:p>
              </table:table-cell>
              <table:table-cell office:value-type="float" office:value="24.7999992">
                <text:p>24.799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4041271">
                <text:p>5.74041271</text:p>
              </table:table-cell>
              <table:table-cell office:value-type="float" office:value="10.333333">
                <text:p>10.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7584372">
                <text:p>6.175843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713378">
                <text:p>6.471337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1943455">
                <text:p>4.91943455</text:p>
              </table:table-cell>
              <table:table-cell office:value-type="float" office:value="8.85714245">
                <text:p>8.857142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